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1" svg:font-family="Arial" style:font-family-generic="swiss"/>
    <style:font-face style:name="Liberation Serif1" svg:font-family="'Liberation Serif'" style:font-pitch="variable"/>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3" style:family="table">
      <style:table-properties style:width="15cm" fo:break-before="auto" fo:break-after="auto" table:align="center" fo:keep-with-next="auto"/>
    </style:style>
    <style:style style:name="Tabell3.A" style:family="table-column">
      <style:table-column-properties style:column-width="6.204cm"/>
    </style:style>
    <style:style style:name="Tabell3.B" style:family="table-column">
      <style:table-column-properties style:column-width="5.255cm"/>
    </style:style>
    <style:style style:name="Tabell3.C" style:family="table-column">
      <style:table-column-properties style:column-width="3.542cm"/>
    </style:style>
    <style:style style:name="Tabell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3.C1" style:family="table-cell">
      <style:table-cell-properties fo:background-color="#eeeeee" fo:padding="0.097cm" fo:border="0.05pt solid #000000">
        <style:background-image/>
      </style:table-cell-properties>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none" fo:border-top="none" fo:border-bottom="0.05pt solid #000000"/>
    </style:style>
    <style:style style:name="Tabell3.C2" style:family="table-cell">
      <style:table-cell-properties fo:padding="0.097cm" fo:border-left="0.05pt solid #000000" fo:border-right="0.05pt solid #000000" fo:border-top="none" fo:border-bottom="0.05pt solid #000000"/>
    </style:style>
    <style:style style:name="Tabell3.A3" style:family="table-cell">
      <style:table-cell-properties fo:padding="0.097cm" fo:border-left="0.05pt solid #000000" fo:border-right="none" fo:border-top="none" fo:border-bottom="0.05pt solid #000000"/>
    </style:style>
    <style:style style:name="Tabell3.B3" style:family="table-cell">
      <style:table-cell-properties fo:padding="0.097cm" fo:border-left="0.05pt solid #000000" fo:border-right="none" fo:border-top="none" fo:border-bottom="0.05pt solid #000000"/>
    </style:style>
    <style:style style:name="Tabell3.C3" style:family="table-cell">
      <style:table-cell-properties fo:padding="0.097cm" fo:border-left="0.05pt solid #000000" fo:border-right="0.05pt solid #000000" fo:border-top="none" fo:border-bottom="0.05pt solid #000000"/>
    </style:style>
    <style:style style:name="Tabell3.A4" style:family="table-cell">
      <style:table-cell-properties fo:padding="0.097cm" fo:border-left="0.05pt solid #000000" fo:border-right="none" fo:border-top="none" fo:border-bottom="0.05pt solid #000000"/>
    </style:style>
    <style:style style:name="Tabell3.B4" style:family="table-cell">
      <style:table-cell-properties fo:padding="0.097cm" fo:border-left="0.05pt solid #000000" fo:border-right="none" fo:border-top="none" fo:border-bottom="0.05pt solid #000000"/>
    </style:style>
    <style:style style:name="Tabell3.C4" style:family="table-cell">
      <style:table-cell-properties fo:padding="0.097cm" fo:border-left="0.05pt solid #000000" fo:border-right="0.05pt solid #000000" fo:border-top="none" fo:border-bottom="0.05pt solid #000000"/>
    </style:style>
    <style:style style:name="Tabell3.A5" style:family="table-cell">
      <style:table-cell-properties fo:padding="0.097cm" fo:border-left="0.05pt solid #000000" fo:border-right="none" fo:border-top="none" fo:border-bottom="0.05pt solid #000000"/>
    </style:style>
    <style:style style:name="Tabell3.B5" style:family="table-cell">
      <style:table-cell-properties fo:padding="0.097cm" fo:border-left="0.05pt solid #000000" fo:border-right="none" fo:border-top="none" fo:border-bottom="0.05pt solid #000000"/>
    </style:style>
    <style:style style:name="Tabell3.C5" style:family="table-cell">
      <style:table-cell-properties fo:padding="0.097cm" fo:border-left="0.05pt solid #000000" fo:border-right="0.05pt solid #000000" fo:border-top="none" fo:border-bottom="0.05pt solid #000000"/>
    </style:style>
    <style:style style:name="Tabell3.A6" style:family="table-cell">
      <style:table-cell-properties fo:padding="0.097cm" fo:border-left="0.05pt solid #000000" fo:border-right="none" fo:border-top="none" fo:border-bottom="0.05pt solid #000000"/>
    </style:style>
    <style:style style:name="Tabell3.B6" style:family="table-cell">
      <style:table-cell-properties fo:padding="0.097cm" fo:border-left="0.05pt solid #000000" fo:border-right="none" fo:border-top="none" fo:border-bottom="0.05pt solid #000000"/>
    </style:style>
    <style:style style:name="Tabell3.C6" style:family="table-cell">
      <style:table-cell-properties fo:padding="0.097cm" fo:border-left="0.05pt solid #000000" fo:border-right="0.05pt solid #000000" fo:border-top="none" fo:border-bottom="0.05pt solid #000000"/>
    </style:style>
    <style:style style:name="Tabell3.A7" style:family="table-cell">
      <style:table-cell-properties fo:padding="0.097cm" fo:border-left="0.05pt solid #000000" fo:border-right="none" fo:border-top="none" fo:border-bottom="0.05pt solid #000000"/>
    </style:style>
    <style:style style:name="Tabell3.B7" style:family="table-cell">
      <style:table-cell-properties fo:padding="0.097cm" fo:border-left="0.05pt solid #000000" fo:border-right="none" fo:border-top="none" fo:border-bottom="0.05pt solid #000000"/>
    </style:style>
    <style:style style:name="Tabell3.C7" style:family="table-cell">
      <style:table-cell-properties fo:padding="0.097cm" fo:border-left="0.05pt solid #000000" fo:border-right="0.05pt solid #000000" fo:border-top="none" fo:border-bottom="0.05pt solid #000000"/>
    </style:style>
    <style:style style:name="Tabell3.8" style:family="table-row">
      <style:table-row-properties style:min-row-height="1.244cm"/>
    </style:style>
    <style:style style:name="Tabell3.A8" style:family="table-cell">
      <style:table-cell-properties fo:padding="0.097cm" fo:border-left="0.05pt solid #000000" fo:border-right="none" fo:border-top="none" fo:border-bottom="0.05pt solid #000000"/>
    </style:style>
    <style:style style:name="Tabell3.B8" style:family="table-cell">
      <style:table-cell-properties fo:padding="0.097cm" fo:border-left="0.05pt solid #000000" fo:border-right="none" fo:border-top="none" fo:border-bottom="0.05pt solid #000000"/>
    </style:style>
    <style:style style:name="Tabell3.C8" style:family="table-cell">
      <style:table-cell-properties fo:padding="0.097cm" fo:border-left="0.05pt solid #000000" fo:border-right="0.05pt solid #000000" fo:border-top="none" fo:border-bottom="0.05pt solid #000000"/>
    </style:style>
    <style:style style:name="Tabell1" style:family="table">
      <style:table-properties style:width="15.101cm" table:align="center"/>
    </style:style>
    <style:style style:name="Tabell1.A" style:family="table-column">
      <style:table-column-properties style:column-width="4.771cm"/>
    </style:style>
    <style:style style:name="Tabell1.B" style:family="table-column">
      <style:table-column-properties style:column-width="3.717cm"/>
    </style:style>
    <style:style style:name="Tabell1.C" style:family="table-column">
      <style:table-column-properties style:column-width="3.016cm"/>
    </style:style>
    <style:style style:name="Tabell1.D" style:family="table-column">
      <style:table-column-properties style:column-width="3.597cm"/>
    </style:style>
    <style:style style:name="Tabell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1.D1" style:family="table-cell">
      <style:table-cell-properties fo:background-color="#eeeeee" fo:padding="0.097cm" fo:border="0.05pt solid #000000">
        <style:background-image/>
      </style:table-cell-properties>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none" fo:border-top="none" fo:border-bottom="0.05pt solid #000000"/>
    </style:style>
    <style:style style:name="Tabell1.C2" style:family="table-cell">
      <style:table-cell-properties fo:padding="0.097cm" fo:border-left="0.05pt solid #000000" fo:border-right="none" fo:border-top="none" fo:border-bottom="0.05pt solid #000000"/>
    </style:style>
    <style:style style:name="Tabell1.D2" style:family="table-cell">
      <style:table-cell-properties fo:padding="0.097cm" fo:border-left="0.05pt solid #000000" fo:border-right="0.05pt solid #000000" fo:border-top="none" fo:border-bottom="0.05pt solid #000000"/>
    </style:style>
    <style:style style:name="Tabell1.A3" style:family="table-cell">
      <style:table-cell-properties fo:padding="0.097cm" fo:border-left="0.05pt solid #000000" fo:border-right="none" fo:border-top="none" fo:border-bottom="0.05pt solid #000000"/>
    </style:style>
    <style:style style:name="Tabell1.B3" style:family="table-cell">
      <style:table-cell-properties fo:padding="0.097cm" fo:border-left="0.05pt solid #000000" fo:border-right="none" fo:border-top="none" fo:border-bottom="0.05pt solid #000000"/>
    </style:style>
    <style:style style:name="Tabell1.C3" style:family="table-cell">
      <style:table-cell-properties fo:padding="0.097cm" fo:border-left="0.05pt solid #000000" fo:border-right="none" fo:border-top="none" fo:border-bottom="0.05pt solid #000000"/>
    </style:style>
    <style:style style:name="Tabell1.D3" style:family="table-cell">
      <style:table-cell-properties fo:padding="0.097cm" fo:border-left="0.05pt solid #000000" fo:border-right="0.05pt solid #000000" fo:border-top="none" fo:border-bottom="0.05pt solid #000000"/>
    </style:style>
    <style:style style:name="Tabell1.A4" style:family="table-cell">
      <style:table-cell-properties fo:padding="0.097cm" fo:border-left="0.05pt solid #000000" fo:border-right="none" fo:border-top="none" fo:border-bottom="0.05pt solid #000000"/>
    </style:style>
    <style:style style:name="Tabell1.B4" style:family="table-cell">
      <style:table-cell-properties fo:padding="0.097cm" fo:border-left="0.05pt solid #000000" fo:border-right="none" fo:border-top="none" fo:border-bottom="0.05pt solid #000000"/>
    </style:style>
    <style:style style:name="Tabell1.C4" style:family="table-cell">
      <style:table-cell-properties fo:padding="0.097cm" fo:border-left="0.05pt solid #000000" fo:border-right="none" fo:border-top="none" fo:border-bottom="0.05pt solid #000000"/>
    </style:style>
    <style:style style:name="Tabell1.D4" style:family="table-cell">
      <style:table-cell-properties fo:padding="0.097cm" fo:border-left="0.05pt solid #000000" fo:border-right="0.05pt solid #000000" fo:border-top="none" fo:border-bottom="0.05pt solid #000000"/>
    </style:style>
    <style:style style:name="Tabell1.A5" style:family="table-cell">
      <style:table-cell-properties fo:padding="0.097cm" fo:border-left="0.05pt solid #000000" fo:border-right="none" fo:border-top="none" fo:border-bottom="0.05pt solid #000000"/>
    </style:style>
    <style:style style:name="Tabell1.B5" style:family="table-cell">
      <style:table-cell-properties fo:padding="0.097cm" fo:border-left="0.05pt solid #000000" fo:border-right="none" fo:border-top="none" fo:border-bottom="0.05pt solid #000000"/>
    </style:style>
    <style:style style:name="Tabell1.C5" style:family="table-cell">
      <style:table-cell-properties fo:padding="0.097cm" fo:border-left="0.05pt solid #000000" fo:border-right="none" fo:border-top="none" fo:border-bottom="0.05pt solid #000000"/>
    </style:style>
    <style:style style:name="Tabell1.D5" style:family="table-cell">
      <style:table-cell-properties fo:padding="0.097cm" fo:border-left="0.05pt solid #000000" fo:border-right="0.05pt solid #000000" fo:border-top="none" fo:border-bottom="0.05pt solid #000000"/>
    </style:style>
    <style:style style:name="Tabell1.A6" style:family="table-cell">
      <style:table-cell-properties fo:padding="0.097cm" fo:border-left="0.05pt solid #000000" fo:border-right="none" fo:border-top="none" fo:border-bottom="0.05pt solid #000000"/>
    </style:style>
    <style:style style:name="Tabell1.B6" style:family="table-cell">
      <style:table-cell-properties fo:padding="0.097cm" fo:border-left="0.05pt solid #000000" fo:border-right="none" fo:border-top="none" fo:border-bottom="0.05pt solid #000000"/>
    </style:style>
    <style:style style:name="Tabell1.C6" style:family="table-cell">
      <style:table-cell-properties fo:padding="0.097cm" fo:border-left="0.05pt solid #000000" fo:border-right="none" fo:border-top="none" fo:border-bottom="0.05pt solid #000000"/>
    </style:style>
    <style:style style:name="Tabell1.D6" style:family="table-cell">
      <style:table-cell-properties fo:padding="0.097cm" fo:border-left="0.05pt solid #000000" fo:border-right="0.05pt solid #000000" fo:border-top="none" fo:border-bottom="0.05pt solid #000000"/>
    </style:style>
    <style:style style:name="Tabell1.A7" style:family="table-cell">
      <style:table-cell-properties fo:padding="0.097cm" fo:border-left="0.05pt solid #000000" fo:border-right="none" fo:border-top="none" fo:border-bottom="0.05pt solid #000000"/>
    </style:style>
    <style:style style:name="Tabell1.B7" style:family="table-cell">
      <style:table-cell-properties fo:padding="0.097cm" fo:border-left="0.05pt solid #000000" fo:border-right="none" fo:border-top="none" fo:border-bottom="0.05pt solid #000000"/>
    </style:style>
    <style:style style:name="Tabell1.C7" style:family="table-cell">
      <style:table-cell-properties fo:padding="0.097cm" fo:border-left="0.05pt solid #000000" fo:border-right="none" fo:border-top="none" fo:border-bottom="0.05pt solid #000000"/>
    </style:style>
    <style:style style:name="Tabell1.D7" style:family="table-cell">
      <style:table-cell-properties fo:padding="0.097cm" fo:border-left="0.05pt solid #000000" fo:border-right="0.05pt solid #000000" fo:border-top="none" fo:border-bottom="0.05pt solid #000000"/>
    </style:style>
    <style:style style:name="Tabell2" style:family="table">
      <style:table-properties style:width="15cm" table:align="center"/>
    </style:style>
    <style:style style:name="Tabell2.A" style:family="table-column">
      <style:table-column-properties style:column-width="4.999cm"/>
    </style:style>
    <style:style style:name="Tabell2.B" style:family="table-column">
      <style:table-column-properties style:column-width="5.001cm"/>
    </style:style>
    <style:style style:name="Tabell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2.C1" style:family="table-cell">
      <style:table-cell-properties fo:background-color="#eeeeee" fo:padding="0.097cm" fo:border="0.05pt solid #000000">
        <style:background-image/>
      </style:table-cell-properties>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none" fo:border-top="none" fo:border-bottom="0.05pt solid #000000"/>
    </style:style>
    <style:style style:name="Tabell2.C2" style:family="table-cell">
      <style:table-cell-properties fo:padding="0.097cm" fo:border-left="0.05pt solid #000000" fo:border-right="0.05pt solid #000000" fo:border-top="none" fo:border-bottom="0.05pt solid #000000"/>
    </style:style>
    <style:style style:name="Tabell2.A3" style:family="table-cell">
      <style:table-cell-properties fo:padding="0.097cm" fo:border-left="0.05pt solid #000000" fo:border-right="none" fo:border-top="none" fo:border-bottom="0.05pt solid #000000"/>
    </style:style>
    <style:style style:name="Tabell2.B3" style:family="table-cell">
      <style:table-cell-properties fo:padding="0.097cm" fo:border-left="0.05pt solid #000000" fo:border-right="none" fo:border-top="none" fo:border-bottom="0.05pt solid #000000"/>
    </style:style>
    <style:style style:name="Tabell2.C3" style:family="table-cell">
      <style:table-cell-properties fo:padding="0.097cm" fo:border-left="0.05pt solid #000000" fo:border-right="0.05pt solid #000000" fo:border-top="none" fo:border-bottom="0.05pt solid #000000"/>
    </style:style>
    <style:style style:name="Tabell2.A4" style:family="table-cell">
      <style:table-cell-properties fo:padding="0.097cm" fo:border-left="0.05pt solid #000000" fo:border-right="none" fo:border-top="none" fo:border-bottom="0.05pt solid #000000"/>
    </style:style>
    <style:style style:name="Tabell2.B4" style:family="table-cell">
      <style:table-cell-properties fo:padding="0.097cm" fo:border-left="0.05pt solid #000000" fo:border-right="none" fo:border-top="none" fo:border-bottom="0.05pt solid #000000"/>
    </style:style>
    <style:style style:name="Tabell2.C4" style:family="table-cell">
      <style:table-cell-properties fo:padding="0.097cm" fo:border-left="0.05pt solid #000000" fo:border-right="0.05pt solid #000000" fo:border-top="none" fo:border-bottom="0.05pt solid #000000"/>
    </style:style>
    <style:style style:name="Tabell2.A5" style:family="table-cell">
      <style:table-cell-properties fo:padding="0.097cm" fo:border-left="0.05pt solid #000000" fo:border-right="none" fo:border-top="none" fo:border-bottom="0.05pt solid #000000"/>
    </style:style>
    <style:style style:name="Tabell2.B5" style:family="table-cell">
      <style:table-cell-properties fo:padding="0.097cm" fo:border-left="0.05pt solid #000000" fo:border-right="none" fo:border-top="none" fo:border-bottom="0.05pt solid #000000"/>
    </style:style>
    <style:style style:name="Tabell2.C5" style:family="table-cell">
      <style:table-cell-properties fo:padding="0.097cm" fo:border-left="0.05pt solid #000000" fo:border-right="0.05pt solid #000000" fo:border-top="none" fo:border-bottom="0.05pt solid #000000"/>
    </style:style>
    <style:style style:name="Tabell4" style:family="table">
      <style:table-properties style:width="15cm" table:align="center"/>
    </style:style>
    <style:style style:name="Tabell4.A" style:family="table-column">
      <style:table-column-properties style:column-width="7.5cm"/>
    </style:style>
    <style:style style:name="Tabell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4.B1" style:family="table-cell">
      <style:table-cell-properties fo:background-color="#eeeeee" fo:padding="0.097cm" fo:border="0.05pt solid #000000">
        <style:background-image/>
      </style:table-cell-properties>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A3" style:family="table-cell">
      <style:table-cell-properties fo:padding="0.097cm" fo:border-left="0.05pt solid #000000" fo:border-right="none" fo:border-top="none" fo:border-bottom="0.05pt solid #000000"/>
    </style:style>
    <style:style style:name="Tabell4.B3" style:family="table-cell">
      <style:table-cell-properties fo:padding="0.097cm" fo:border-left="0.05pt solid #000000" fo:border-right="0.05pt solid #000000" fo:border-top="none" fo:border-bottom="0.05pt solid #000000"/>
    </style:style>
    <style:style style:name="Tabell4.A4" style:family="table-cell">
      <style:table-cell-properties fo:padding="0.097cm" fo:border-left="0.05pt solid #000000" fo:border-right="none" fo:border-top="none" fo:border-bottom="0.05pt solid #000000"/>
    </style:style>
    <style:style style:name="Tabell4.B4" style:family="table-cell">
      <style:table-cell-properties fo:padding="0.097cm" fo:border-left="0.05pt solid #000000" fo:border-right="0.05pt solid #000000" fo:border-top="none" fo:border-bottom="0.05pt solid #000000"/>
    </style:style>
    <style:style style:name="Tabell4.A5" style:family="table-cell">
      <style:table-cell-properties fo:padding="0.097cm" fo:border-left="0.05pt solid #000000" fo:border-right="none" fo:border-top="none" fo:border-bottom="0.05pt solid #000000"/>
    </style:style>
    <style:style style:name="Tabell4.B5" style:family="table-cell">
      <style:table-cell-properties fo:padding="0.097cm" fo:border-left="0.05pt solid #000000" fo:border-right="0.05pt solid #000000" fo:border-top="none" fo:border-bottom="0.05pt solid #000000"/>
    </style:style>
    <style:style style:name="Tabell4.A6" style:family="table-cell">
      <style:table-cell-properties fo:padding="0.097cm" fo:border-left="0.05pt solid #000000" fo:border-right="none" fo:border-top="none" fo:border-bottom="0.05pt solid #000000"/>
    </style:style>
    <style:style style:name="Tabell4.B6" style:family="table-cell">
      <style:table-cell-properties fo:padding="0.097cm" fo:border-left="0.05pt solid #000000" fo:border-right="0.05pt solid #000000" fo:border-top="none" fo:border-bottom="0.05pt solid #000000"/>
    </style:style>
    <style:style style:name="Tabell4.A7" style:family="table-cell">
      <style:table-cell-properties fo:padding="0.097cm" fo:border-left="0.05pt solid #000000" fo:border-right="none" fo:border-top="none" fo:border-bottom="0.05pt solid #000000"/>
    </style:style>
    <style:style style:name="Tabell4.B7" style:family="table-cell">
      <style:table-cell-properties fo:padding="0.097cm" fo:border-left="0.05pt solid #000000" fo:border-right="0.05pt solid #000000" fo:border-top="none" fo:border-bottom="0.05pt solid #000000"/>
    </style:style>
    <style:style style:name="Tabell4.A8" style:family="table-cell">
      <style:table-cell-properties fo:padding="0.097cm" fo:border-left="0.05pt solid #000000" fo:border-right="none" fo:border-top="none" fo:border-bottom="0.05pt solid #000000"/>
    </style:style>
    <style:style style:name="Tabell4.B8" style:family="table-cell">
      <style:table-cell-properties fo:padding="0.097cm" fo:border-left="0.05pt solid #000000" fo:border-right="0.05pt solid #000000" fo:border-top="none" fo:border-bottom="0.05pt solid #000000"/>
    </style:style>
    <style:style style:name="Tabell4.A9" style:family="table-cell">
      <style:table-cell-properties fo:padding="0.097cm" fo:border-left="0.05pt solid #000000" fo:border-right="none" fo:border-top="none" fo:border-bottom="0.05pt solid #000000"/>
    </style:style>
    <style:style style:name="Tabell4.B9" style:family="table-cell">
      <style:table-cell-properties fo:padding="0.097cm" fo:border-left="0.05pt solid #000000" fo:border-right="0.05pt solid #000000" fo:border-top="none" fo:border-bottom="0.05pt solid #000000"/>
    </style:style>
    <style:style style:name="Tabell4.A10" style:family="table-cell">
      <style:table-cell-properties fo:padding="0.097cm" fo:border-left="0.05pt solid #000000" fo:border-right="none" fo:border-top="none" fo:border-bottom="0.05pt solid #000000"/>
    </style:style>
    <style:style style:name="Tabell4.B10" style:family="table-cell">
      <style:table-cell-properties fo:padding="0.097cm" fo:border-left="0.05pt solid #000000" fo:border-right="0.05pt solid #000000" fo:border-top="none" fo:border-bottom="0.05pt solid #000000"/>
    </style:style>
    <style:style style:name="Tabell4.A11" style:family="table-cell">
      <style:table-cell-properties fo:padding="0.097cm" fo:border-left="0.05pt solid #000000" fo:border-right="none" fo:border-top="none" fo:border-bottom="0.05pt solid #000000"/>
    </style:style>
    <style:style style:name="Tabell4.B11" style:family="table-cell">
      <style:table-cell-properties fo:padding="0.097cm" fo:border-left="0.05pt solid #000000" fo:border-right="0.05pt solid #000000" fo:border-top="none" fo:border-bottom="0.05pt solid #000000"/>
    </style:style>
    <style:style style:name="Tabell4.A12" style:family="table-cell">
      <style:table-cell-properties fo:padding="0.097cm" fo:border-left="0.05pt solid #000000" fo:border-right="none" fo:border-top="none" fo:border-bottom="0.05pt solid #000000"/>
    </style:style>
    <style:style style:name="Tabell4.B12" style:family="table-cell">
      <style:table-cell-properties fo:padding="0.097cm" fo:border-left="0.05pt solid #000000" fo:border-right="0.05pt solid #000000" fo:border-top="none" fo:border-bottom="0.05pt solid #000000"/>
    </style:style>
    <style:style style:name="Tabell4.A13" style:family="table-cell">
      <style:table-cell-properties fo:padding="0.097cm" fo:border-left="0.05pt solid #000000" fo:border-right="none" fo:border-top="none" fo:border-bottom="0.05pt solid #000000"/>
    </style:style>
    <style:style style:name="Tabell4.B13" style:family="table-cell">
      <style:table-cell-properties fo:padding="0.097cm" fo:border-left="0.05pt solid #000000" fo:border-right="0.05pt solid #000000" fo:border-top="none" fo:border-bottom="0.05pt solid #000000"/>
    </style:style>
    <style:style style:name="Tabell4.A14" style:family="table-cell">
      <style:table-cell-properties fo:padding="0.097cm" fo:border-left="0.05pt solid #000000" fo:border-right="none" fo:border-top="none" fo:border-bottom="0.05pt solid #000000"/>
    </style:style>
    <style:style style:name="Tabell4.B14" style:family="table-cell">
      <style:table-cell-properties fo:padding="0.097cm" fo:border-left="0.05pt solid #000000" fo:border-right="0.05pt solid #000000" fo:border-top="none" fo:border-bottom="0.05pt solid #000000"/>
    </style:style>
    <style:style style:name="Tabell5" style:family="table">
      <style:table-properties style:width="8.251cm" table:align="margins"/>
    </style:style>
    <style:style style:name="Tabell5.A" style:family="table-column">
      <style:table-column-properties style:column-width="2.75cm" style:rel-column-width="21845*"/>
    </style:style>
    <style:style style:name="Tabell5.A1" style:family="table-cell">
      <style:table-cell-properties fo:padding="0.097cm" fo:border-left="0.05pt solid #000000" fo:border-right="none" fo:border-top="0.05pt solid #000000" fo:border-bottom="0.05pt solid #000000"/>
    </style:style>
    <style:style style:name="Tabell5.C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en" fo:country="US" officeooo:rsid="0008f012" officeooo:paragraph-rsid="0008f012"/>
    </style:style>
    <style:style style:name="P3" style:family="paragraph" style:parent-style-name="Standard">
      <style:text-properties fo:language="en" fo:country="US" officeooo:rsid="000a9fea" officeooo:paragraph-rsid="000a9fea"/>
    </style:style>
    <style:style style:name="P4" style:family="paragraph" style:parent-style-name="Standard">
      <style:text-properties officeooo:rsid="00635257" officeooo:paragraph-rsid="00635257"/>
    </style:style>
    <style:style style:name="P5" style:family="paragraph" style:parent-style-name="Standard">
      <style:text-properties officeooo:paragraph-rsid="004d74bf"/>
    </style:style>
    <style:style style:name="P6" style:family="paragraph" style:parent-style-name="Standard">
      <style:text-properties officeooo:rsid="004ccfaa" officeooo:paragraph-rsid="0054161f"/>
    </style:style>
    <style:style style:name="P7" style:family="paragraph" style:parent-style-name="Standard">
      <style:text-properties officeooo:rsid="004ccfaa" officeooo:paragraph-rsid="004d74bf"/>
    </style:style>
    <style:style style:name="P8" style:family="paragraph" style:parent-style-name="Text_20_body">
      <style:text-properties fo:language="en" fo:country="US" officeooo:rsid="000a9fea" officeooo:paragraph-rsid="000a9fea"/>
    </style:style>
    <style:style style:name="P9" style:family="paragraph" style:parent-style-name="Text_20_body">
      <style:text-properties officeooo:rsid="00131492" officeooo:paragraph-rsid="00131492"/>
    </style:style>
    <style:style style:name="P10" style:family="paragraph" style:parent-style-name="Text_20_body">
      <style:text-properties officeooo:rsid="00131492" officeooo:paragraph-rsid="00423096"/>
    </style:style>
    <style:style style:name="P11" style:family="paragraph" style:parent-style-name="Text_20_body">
      <style:text-properties officeooo:rsid="00144cf0" officeooo:paragraph-rsid="00144cf0"/>
    </style:style>
    <style:style style:name="P12" style:family="paragraph" style:parent-style-name="Text_20_body">
      <style:text-properties officeooo:rsid="001c45e1" officeooo:paragraph-rsid="001c45e1"/>
    </style:style>
    <style:style style:name="P13" style:family="paragraph" style:parent-style-name="Text_20_body">
      <style:text-properties officeooo:rsid="002223db" officeooo:paragraph-rsid="002223db"/>
    </style:style>
    <style:style style:name="P14" style:family="paragraph" style:parent-style-name="Text_20_body">
      <style:text-properties fo:font-style="italic" officeooo:rsid="002cc0ac" officeooo:paragraph-rsid="002cc0ac" style:font-style-asian="italic" style:font-style-complex="italic"/>
    </style:style>
    <style:style style:name="P15" style:family="paragraph" style:parent-style-name="Text_20_body">
      <style:text-properties fo:font-style="italic" officeooo:paragraph-rsid="007f6f74" style:font-style-asian="italic" style:font-style-complex="italic"/>
    </style:style>
    <style:style style:name="P16" style:family="paragraph" style:parent-style-name="Text_20_body">
      <style:text-properties fo:font-style="normal" officeooo:rsid="00267b86" officeooo:paragraph-rsid="0027d2b1" style:font-style-asian="normal" style:font-style-complex="normal"/>
    </style:style>
    <style:style style:name="P17" style:family="paragraph" style:parent-style-name="Text_20_body">
      <style:text-properties fo:font-style="normal" officeooo:rsid="00267b86" officeooo:paragraph-rsid="00285a40" style:font-style-asian="normal" style:font-style-complex="normal"/>
    </style:style>
    <style:style style:name="P18" style:family="paragraph" style:parent-style-name="Text_20_body">
      <style:text-properties officeooo:rsid="00125b5f" officeooo:paragraph-rsid="00125b5f"/>
    </style:style>
    <style:style style:name="P19" style:family="paragraph" style:parent-style-name="Text_20_body">
      <style:text-properties officeooo:rsid="0010863e" officeooo:paragraph-rsid="0010863e"/>
    </style:style>
    <style:style style:name="P20" style:family="paragraph" style:parent-style-name="Text_20_body">
      <style:text-properties officeooo:rsid="002cc0ac" officeooo:paragraph-rsid="002cc0ac"/>
    </style:style>
    <style:style style:name="P21" style:family="paragraph" style:parent-style-name="Text_20_body">
      <style:text-properties officeooo:rsid="00194f81" officeooo:paragraph-rsid="0049a8e6"/>
    </style:style>
    <style:style style:name="P22" style:family="paragraph" style:parent-style-name="Text_20_body">
      <style:text-properties officeooo:rsid="0067c502" officeooo:paragraph-rsid="0067c502"/>
    </style:style>
    <style:style style:name="P23" style:family="paragraph" style:parent-style-name="Text_20_body">
      <style:text-properties officeooo:rsid="00690086" officeooo:paragraph-rsid="00690086"/>
    </style:style>
    <style:style style:name="P24" style:family="paragraph" style:parent-style-name="Text_20_body">
      <style:text-properties officeooo:rsid="0050d4ee" officeooo:paragraph-rsid="0054161f"/>
    </style:style>
    <style:style style:name="P25" style:family="paragraph" style:parent-style-name="Text_20_body">
      <style:text-properties officeooo:paragraph-rsid="007f6f74"/>
    </style:style>
    <style:style style:name="P26" style:family="paragraph" style:parent-style-name="Text_20_body">
      <style:text-properties officeooo:rsid="0077ee86" officeooo:paragraph-rsid="0077ee86"/>
    </style:style>
    <style:style style:name="P27" style:family="paragraph" style:parent-style-name="Text_20_body">
      <style:text-properties officeooo:paragraph-rsid="008064bf"/>
    </style:style>
    <style:style style:name="P28" style:family="paragraph" style:parent-style-name="Text_20_body">
      <style:paragraph-properties fo:text-align="center" style:justify-single-word="false"/>
      <style:text-properties officeooo:paragraph-rsid="00839445"/>
    </style:style>
    <style:style style:name="P29" style:family="paragraph" style:parent-style-name="Text_20_body">
      <style:text-properties officeooo:paragraph-rsid="0027d2b1"/>
    </style:style>
    <style:style style:name="P30" style:family="paragraph" style:parent-style-name="Text_20_body">
      <style:text-properties fo:font-weight="bold" officeooo:rsid="008dc3c9" officeooo:paragraph-rsid="008dc3c9" style:font-weight-asian="bold" style:font-weight-complex="bold"/>
    </style:style>
    <style:style style:name="P31" style:family="paragraph" style:parent-style-name="Text_20_body">
      <style:text-properties officeooo:rsid="002d27cf" officeooo:paragraph-rsid="008fe1ed"/>
    </style:style>
    <style:style style:name="P32" style:family="paragraph" style:parent-style-name="Text_20_body">
      <style:text-properties officeooo:rsid="004cf7b3" officeooo:paragraph-rsid="0054161f"/>
    </style:style>
    <style:style style:name="P33" style:family="paragraph" style:parent-style-name="Text_20_body">
      <style:text-properties officeooo:rsid="004cf7b3" officeooo:paragraph-rsid="009375c0"/>
    </style:style>
    <style:style style:name="P34" style:family="paragraph" style:parent-style-name="Text_20_body">
      <style:text-properties officeooo:rsid="004ccfaa" officeooo:paragraph-rsid="0054161f"/>
    </style:style>
    <style:style style:name="P35" style:family="paragraph" style:parent-style-name="Text_20_body">
      <style:text-properties officeooo:rsid="004ccfaa" officeooo:paragraph-rsid="004d74bf"/>
    </style:style>
    <style:style style:name="P36" style:family="paragraph" style:parent-style-name="Text_20_body">
      <style:text-properties officeooo:rsid="004ccfaa" officeooo:paragraph-rsid="006f6f08"/>
    </style:style>
    <style:style style:name="P37" style:family="paragraph" style:parent-style-name="Text_20_body">
      <style:text-properties officeooo:rsid="009588d3" officeooo:paragraph-rsid="009588d3"/>
    </style:style>
    <style:style style:name="P38" style:family="paragraph" style:parent-style-name="Text_20_body">
      <style:text-properties officeooo:paragraph-rsid="004d74bf"/>
    </style:style>
    <style:style style:name="P39" style:family="paragraph" style:parent-style-name="Text_20_body">
      <style:text-properties officeooo:rsid="004d74bf" officeooo:paragraph-rsid="0054161f"/>
    </style:style>
    <style:style style:name="P40" style:family="paragraph" style:parent-style-name="Table_20_Contents">
      <style:text-properties officeooo:rsid="007c11ef" officeooo:paragraph-rsid="007f6f74"/>
    </style:style>
    <style:style style:name="P41" style:family="paragraph" style:parent-style-name="Table_20_Contents">
      <style:text-properties officeooo:rsid="007d72b6" officeooo:paragraph-rsid="007f6f74"/>
    </style:style>
    <style:style style:name="P42" style:family="paragraph" style:parent-style-name="Table_20_Contents">
      <style:text-properties officeooo:rsid="007a92de" officeooo:paragraph-rsid="007f6f74"/>
    </style:style>
    <style:style style:name="P43" style:family="paragraph" style:parent-style-name="Table_20_Contents">
      <style:text-properties fo:font-weight="bold" officeooo:rsid="0077ee86" officeooo:paragraph-rsid="007f6f74" style:font-weight-asian="bold" style:font-weight-complex="bold"/>
    </style:style>
    <style:style style:name="P44" style:family="paragraph" style:parent-style-name="Table_20_Contents">
      <style:text-properties fo:font-weight="bold" officeooo:rsid="0078b8b6" officeooo:paragraph-rsid="007f6f74" style:font-weight-asian="bold" style:font-weight-complex="bold"/>
    </style:style>
    <style:style style:name="P45" style:family="paragraph" style:parent-style-name="Table_20_Contents">
      <style:text-properties fo:font-weight="bold" officeooo:rsid="008064bf" officeooo:paragraph-rsid="008064bf" style:font-weight-asian="bold" style:font-weight-complex="bold"/>
    </style:style>
    <style:style style:name="P46" style:family="paragraph" style:parent-style-name="Table_20_Contents">
      <style:paragraph-properties fo:text-align="center" style:justify-single-word="false"/>
      <style:text-properties fo:font-weight="bold" officeooo:rsid="00839445" officeooo:paragraph-rsid="00839445" style:font-weight-asian="bold" style:font-weight-complex="bold"/>
    </style:style>
    <style:style style:name="P47" style:family="paragraph" style:parent-style-name="Table_20_Contents">
      <style:text-properties officeooo:rsid="0077ee86" officeooo:paragraph-rsid="007f6f74"/>
    </style:style>
    <style:style style:name="P48" style:family="paragraph" style:parent-style-name="Table_20_Contents">
      <style:text-properties officeooo:rsid="0078b8b6" officeooo:paragraph-rsid="007f6f74"/>
    </style:style>
    <style:style style:name="P49" style:family="paragraph" style:parent-style-name="Table_20_Contents">
      <style:text-properties officeooo:rsid="008064bf" officeooo:paragraph-rsid="008064bf"/>
    </style:style>
    <style:style style:name="P50" style:family="paragraph" style:parent-style-name="Table_20_Contents">
      <style:text-properties officeooo:rsid="0081ee77" officeooo:paragraph-rsid="0081ee77"/>
    </style:style>
    <style:style style:name="P51" style:family="paragraph" style:parent-style-name="Table_20_Contents">
      <style:paragraph-properties fo:text-align="center" style:justify-single-word="false"/>
      <style:text-properties officeooo:rsid="00846743" officeooo:paragraph-rsid="00846743"/>
    </style:style>
    <style:style style:name="P52" style:family="paragraph" style:parent-style-name="Table_20_Contents">
      <style:text-properties officeooo:rsid="0089eac3" officeooo:paragraph-rsid="0089eac3"/>
    </style:style>
    <style:style style:name="P53" style:family="paragraph" style:parent-style-name="Text_20_body" style:list-style-name="L1">
      <style:text-properties fo:language="en" fo:country="US" officeooo:rsid="000c5d39" officeooo:paragraph-rsid="000c5d39"/>
    </style:style>
    <style:style style:name="P54" style:family="paragraph" style:parent-style-name="Text_20_body" style:list-style-name="L1">
      <style:text-properties fo:language="en" fo:country="US" officeooo:rsid="00635257" officeooo:paragraph-rsid="00635257"/>
    </style:style>
    <style:style style:name="P55" style:family="paragraph" style:parent-style-name="Text_20_body" style:list-style-name="L1">
      <style:text-properties fo:language="en" fo:country="US" officeooo:rsid="000a9fea" officeooo:paragraph-rsid="000a9fea"/>
    </style:style>
    <style:style style:name="P56" style:family="paragraph" style:parent-style-name="Text_20_body" style:list-style-name="L1">
      <style:text-properties fo:language="en" fo:country="US" officeooo:rsid="000a9fea" officeooo:paragraph-rsid="000c5d39"/>
    </style:style>
    <style:style style:name="P57" style:family="paragraph" style:parent-style-name="Text_20_body" style:list-style-name="L1">
      <style:text-properties fo:language="en" fo:country="US" officeooo:rsid="000da90d" officeooo:paragraph-rsid="000da90d"/>
    </style:style>
    <style:style style:name="P58" style:family="paragraph" style:parent-style-name="Text_20_body" style:list-style-name="L1">
      <style:text-properties fo:language="en" fo:country="US" officeooo:rsid="0096633b" officeooo:paragraph-rsid="0096633b"/>
    </style:style>
    <style:style style:name="P59" style:family="paragraph" style:parent-style-name="Text_20_body" style:list-style-name="L1">
      <style:text-properties fo:language="en" fo:country="US" officeooo:rsid="000ea35d" officeooo:paragraph-rsid="000ea35d"/>
    </style:style>
    <style:style style:name="P60" style:family="paragraph" style:parent-style-name="Text_20_body">
      <style:text-properties officeooo:rsid="00635257" officeooo:paragraph-rsid="008fe1ed"/>
    </style:style>
    <style:style style:name="P61" style:family="paragraph" style:parent-style-name="Text_20_body">
      <style:text-properties officeooo:rsid="004ccfaa" officeooo:paragraph-rsid="009375c0"/>
    </style:style>
    <style:style style:name="P62" style:family="paragraph" style:parent-style-name="Text_20_body">
      <style:text-properties officeooo:paragraph-rsid="0098049f"/>
    </style:style>
    <style:style style:name="P63" style:family="paragraph" style:parent-style-name="Text_20_body">
      <style:text-properties officeooo:rsid="0094d2a3" officeooo:paragraph-rsid="009ff996"/>
    </style:style>
    <style:style style:name="P64" style:family="paragraph" style:parent-style-name="Text_20_body">
      <style:text-properties officeooo:rsid="009ff996" officeooo:paragraph-rsid="009ff996"/>
    </style:style>
    <style:style style:name="P65" style:family="paragraph" style:parent-style-name="Text_20_body">
      <style:text-properties fo:font-style="normal" officeooo:rsid="009588d3" officeooo:paragraph-rsid="009ff996" style:font-style-asian="normal" style:font-style-complex="normal"/>
    </style:style>
    <style:style style:name="P66" style:family="paragraph" style:parent-style-name="Text_20_body">
      <style:text-properties officeooo:rsid="0096633b" officeooo:paragraph-rsid="00a1d2fd"/>
    </style:style>
    <style:style style:name="P67" style:family="paragraph" style:parent-style-name="Text_20_body">
      <style:text-properties officeooo:rsid="006f6f08" officeooo:paragraph-rsid="006f6f08"/>
    </style:style>
    <style:style style:name="P68" style:family="paragraph" style:parent-style-name="Text_20_body">
      <style:text-properties officeooo:paragraph-rsid="00a8bcd0"/>
    </style:style>
    <style:style style:name="P69" style:family="paragraph" style:parent-style-name="Heading_20_3">
      <style:text-properties fo:language="en" fo:country="US"/>
    </style:style>
    <style:style style:name="P70" style:family="paragraph" style:parent-style-name="Heading_20_3">
      <style:text-properties fo:font-style="normal" style:font-style-asian="normal" style:font-style-complex="normal"/>
    </style:style>
    <style:style style:name="P71" style:family="paragraph" style:parent-style-name="Heading_20_4">
      <style:text-properties officeooo:paragraph-rsid="0067c502"/>
    </style:style>
    <style:style style:name="P72" style:family="paragraph" style:parent-style-name="Heading_20_4">
      <style:paragraph-properties fo:text-align="center" style:justify-single-word="false"/>
      <style:text-properties officeooo:paragraph-rsid="007f6f74"/>
    </style:style>
    <style:style style:name="P73" style:family="paragraph" style:parent-style-name="Heading_20_4">
      <style:paragraph-properties fo:text-align="center" style:justify-single-word="false"/>
      <style:text-properties officeooo:paragraph-rsid="008064bf"/>
    </style:style>
    <style:style style:name="P74" style:family="paragraph" style:parent-style-name="Heading_20_4">
      <style:paragraph-properties fo:text-align="center" style:justify-single-word="false"/>
      <style:text-properties officeooo:paragraph-rsid="00839445"/>
    </style:style>
    <style:style style:name="P75" style:family="paragraph" style:parent-style-name="Heading_20_4">
      <style:paragraph-properties fo:text-align="center" style:justify-single-word="false"/>
      <style:text-properties officeooo:rsid="0077ee86" officeooo:paragraph-rsid="007f6f74"/>
    </style:style>
    <style:style style:name="P76" style:family="paragraph" style:parent-style-name="Heading_20_4">
      <style:text-properties officeooo:rsid="0077ee86" officeooo:paragraph-rsid="0077ee86"/>
    </style:style>
    <style:style style:name="P77" style:family="paragraph" style:parent-style-name="Heading_20_4">
      <style:text-properties officeooo:paragraph-rsid="008690c2"/>
    </style:style>
    <style:style style:name="P78" style:family="paragraph" style:parent-style-name="Heading_20_4">
      <style:text-properties officeooo:rsid="002d27cf" officeooo:paragraph-rsid="002d27cf"/>
    </style:style>
    <style:style style:name="P79" style:family="paragraph" style:parent-style-name="Heading_20_4">
      <style:text-properties officeooo:rsid="00131492" officeooo:paragraph-rsid="00131492"/>
    </style:style>
    <style:style style:name="P80" style:family="paragraph" style:parent-style-name="Heading_20_4">
      <style:text-properties officeooo:paragraph-rsid="004d74bf"/>
    </style:style>
    <style:style style:name="P81" style:family="paragraph" style:parent-style-name="Heading_20_4">
      <style:text-properties officeooo:paragraph-rsid="0054161f"/>
    </style:style>
    <style:style style:name="P82" style:family="paragraph" style:parent-style-name="Heading_20_4">
      <style:text-properties officeooo:paragraph-rsid="009ff996"/>
    </style:style>
    <style:style style:name="P83" style:family="paragraph" style:parent-style-name="Heading_20_4">
      <style:text-properties officeooo:paragraph-rsid="00a83628"/>
    </style:style>
    <style:style style:name="P84" style:family="paragraph" style:parent-style-name="Heading_20_1">
      <style:text-properties officeooo:rsid="006d1221" officeooo:paragraph-rsid="006d1221"/>
    </style:style>
    <style:style style:name="P85" style:family="paragraph" style:parent-style-name="Table_20_Contents">
      <style:text-properties officeooo:rsid="009b0ce8" officeooo:paragraph-rsid="009b0ce8"/>
    </style:style>
    <style:style style:name="P86" style:family="paragraph" style:parent-style-name="Table_20_Contents">
      <style:text-properties officeooo:rsid="009ff996" officeooo:paragraph-rsid="009ff996"/>
    </style:style>
    <style:style style:name="P87" style:family="paragraph" style:parent-style-name="Table_20_Contents">
      <style:text-properties officeooo:paragraph-rsid="009ff996"/>
    </style:style>
    <style:style style:name="P88" style:family="paragraph" style:parent-style-name="Table_20_Contents">
      <style:text-properties officeooo:rsid="00a11c7c" officeooo:paragraph-rsid="00a11c7c"/>
    </style:style>
    <style:style style:name="P89" style:family="paragraph" style:parent-style-name="Table_20_Contents">
      <style:text-properties fo:font-weight="bold" style:font-weight-asian="bold" style:font-weight-complex="bold"/>
    </style:style>
    <style:style style:name="P90" style:family="paragraph" style:parent-style-name="Table_20_Contents">
      <style:text-properties fo:font-weight="bold" officeooo:rsid="009ff996" officeooo:paragraph-rsid="009ff996" style:font-weight-asian="bold" style:font-weight-complex="bold"/>
    </style:style>
    <style:style style:name="P91" style:family="paragraph" style:parent-style-name="Table_20_Contents">
      <style:text-properties fo:font-weight="bold" officeooo:rsid="00a6334d" officeooo:paragraph-rsid="00a6334d" style:font-weight-asian="bold" style:font-weight-complex="bold"/>
    </style:style>
    <style:style style:name="P92" style:family="paragraph">
      <style:paragraph-properties fo:margin-left="0cm" fo:margin-right="0cm" fo:text-align="center" fo:text-indent="0cm"/>
    </style:style>
    <style:style style:name="P93" style:family="paragraph">
      <loext:graphic-properties draw:fill="none" draw:fill-color="#ffffff"/>
      <style:paragraph-properties fo:margin-left="0cm" fo:margin-right="0cm" fo:text-align="center" fo:text-indent="0cm"/>
      <style:text-properties style:font-name="Linux Libertine Capitals" fo:font-size="22pt" fo:font-weight="bold" style:font-size-asian="22pt" style:font-weight-asian="bold" style:font-size-complex="22pt" style:font-weight-complex="bold"/>
    </style:style>
    <style:style style:name="P94" style:family="paragraph">
      <loext:graphic-properties draw:fill="none" draw:fill-color="#ffffff"/>
    </style:style>
    <style:style style:name="P95" style:family="paragraph">
      <loext:graphic-properties draw:fill="none" draw:fill-color="#ffffff"/>
      <style:paragraph-properties fo:margin-left="0cm" fo:margin-right="0cm" fo:text-align="center" fo:text-indent="0cm"/>
      <style:text-properties fo:font-size="12pt" fo:font-weight="bold" style:font-size-asian="22pt" style:font-weight-asian="bold" style:font-size-complex="22pt" style:font-weight-complex="bold"/>
    </style:style>
    <style:style style:name="T1" style:family="text">
      <style:text-properties officeooo:rsid="000ab66c"/>
    </style:style>
    <style:style style:name="T2" style:family="text">
      <style:text-properties officeooo:rsid="000c5d39"/>
    </style:style>
    <style:style style:name="T3" style:family="text">
      <style:text-properties officeooo:rsid="000fcbba"/>
    </style:style>
    <style:style style:name="T4" style:family="text">
      <style:text-properties officeooo:rsid="001052fd"/>
    </style:style>
    <style:style style:name="T5" style:family="text">
      <style:text-properties officeooo:rsid="001110d2"/>
    </style:style>
    <style:style style:name="T6" style:family="text">
      <style:text-properties fo:font-style="italic" style:font-style-asian="italic" style:font-style-complex="italic"/>
    </style:style>
    <style:style style:name="T7" style:family="text">
      <style:text-properties fo:font-style="italic" officeooo:rsid="0025633d" style:font-style-asian="italic" style:font-style-complex="italic"/>
    </style:style>
    <style:style style:name="T8" style:family="text">
      <style:text-properties fo:font-style="italic" officeooo:rsid="00239ef1" style:font-style-asian="italic" style:font-style-complex="italic"/>
    </style:style>
    <style:style style:name="T9" style:family="text">
      <style:text-properties fo:font-style="italic" officeooo:rsid="00228f3d" style:font-style-asian="italic" style:font-style-complex="italic"/>
    </style:style>
    <style:style style:name="T10" style:family="text">
      <style:text-properties fo:font-style="italic" officeooo:rsid="002cc0ac" style:font-style-asian="italic" style:font-style-complex="italic"/>
    </style:style>
    <style:style style:name="T11" style:family="text">
      <style:text-properties fo:font-style="italic" officeooo:rsid="0041bc88" style:font-style-asian="italic" style:font-style-complex="italic"/>
    </style:style>
    <style:style style:name="T12" style:family="text">
      <style:text-properties fo:font-style="italic" officeooo:rsid="00423096" style:font-style-asian="italic" style:font-style-complex="italic"/>
    </style:style>
    <style:style style:name="T13" style:family="text">
      <style:text-properties fo:font-style="italic" officeooo:rsid="004419a6" style:font-style-asian="italic" style:font-style-complex="italic"/>
    </style:style>
    <style:style style:name="T14" style:family="text">
      <style:text-properties fo:font-style="italic" officeooo:rsid="0049267a" style:font-style-asian="italic" style:font-style-complex="italic"/>
    </style:style>
    <style:style style:name="T15" style:family="text">
      <style:text-properties fo:font-style="italic" officeooo:rsid="00162246" style:font-style-asian="italic" style:font-style-complex="italic"/>
    </style:style>
    <style:style style:name="T16" style:family="text">
      <style:text-properties fo:font-style="italic" officeooo:rsid="00690086" style:font-style-asian="italic" style:font-style-complex="italic"/>
    </style:style>
    <style:style style:name="T17" style:family="text">
      <style:text-properties fo:font-style="italic" officeooo:rsid="006a69eb" style:font-style-asian="italic" style:font-style-complex="italic"/>
    </style:style>
    <style:style style:name="T18" style:family="text">
      <style:text-properties fo:font-style="italic" officeooo:rsid="009588d3" style:font-style-asian="italic" style:font-style-complex="italic"/>
    </style:style>
    <style:style style:name="T19" style:family="text">
      <style:text-properties fo:font-style="italic" officeooo:rsid="009921a4" style:font-style-asian="italic" style:font-style-complex="italic"/>
    </style:style>
    <style:style style:name="T20" style:family="text">
      <style:text-properties fo:font-style="italic" officeooo:rsid="009b0ce8" style:font-style-asian="italic" style:font-style-complex="italic"/>
    </style:style>
    <style:style style:name="T21" style:family="text">
      <style:text-properties fo:font-style="italic" officeooo:rsid="009c4e91" style:font-style-asian="italic" style:font-style-complex="italic"/>
    </style:style>
    <style:style style:name="T22" style:family="text">
      <style:text-properties fo:font-style="italic" officeooo:rsid="009d0c0e" style:font-style-asian="italic" style:font-style-complex="italic"/>
    </style:style>
    <style:style style:name="T23" style:family="text">
      <style:text-properties fo:font-style="italic" officeooo:rsid="009ff996" style:font-style-asian="italic" style:font-style-complex="italic"/>
    </style:style>
    <style:style style:name="T24" style:family="text">
      <style:text-properties fo:font-style="italic" officeooo:rsid="00a3ce6b" style:font-style-asian="italic" style:font-style-complex="italic"/>
    </style:style>
    <style:style style:name="T25" style:family="text">
      <style:text-properties fo:font-style="italic" officeooo:rsid="00a77468" style:font-style-asian="italic" style:font-style-complex="italic"/>
    </style:style>
    <style:style style:name="T26" style:family="text">
      <style:text-properties officeooo:rsid="00162246"/>
    </style:style>
    <style:style style:name="T27" style:family="text">
      <style:text-properties officeooo:rsid="00194f81"/>
    </style:style>
    <style:style style:name="T28" style:family="text">
      <style:text-properties officeooo:rsid="00267b86"/>
    </style:style>
    <style:style style:name="T29" style:family="text">
      <style:text-properties officeooo:rsid="0027d2b1"/>
    </style:style>
    <style:style style:name="T30" style:family="text">
      <style:text-properties officeooo:rsid="002b56ea"/>
    </style:style>
    <style:style style:name="T31" style:family="text">
      <style:text-properties officeooo:rsid="002cc0ac"/>
    </style:style>
    <style:style style:name="T32" style:family="text">
      <style:text-properties officeooo:rsid="002efce6"/>
    </style:style>
    <style:style style:name="T33" style:family="text">
      <style:text-properties officeooo:rsid="0034940d"/>
    </style:style>
    <style:style style:name="T34" style:family="text">
      <style:text-properties officeooo:rsid="0035c742"/>
    </style:style>
    <style:style style:name="T35" style:family="text">
      <style:text-properties fo:font-weight="bold" style:font-weight-asian="bold" style:font-weight-complex="bold"/>
    </style:style>
    <style:style style:name="T36" style:family="text">
      <style:text-properties fo:font-weight="bold" officeooo:rsid="002efce6" style:font-weight-asian="bold" style:font-weight-complex="bold"/>
    </style:style>
    <style:style style:name="T37" style:family="text">
      <style:text-properties officeooo:rsid="00228f3d"/>
    </style:style>
    <style:style style:name="T38" style:family="text">
      <style:text-properties officeooo:rsid="003c0a41"/>
    </style:style>
    <style:style style:name="T39" style:family="text">
      <style:text-properties officeooo:rsid="0040b2e5"/>
    </style:style>
    <style:style style:name="T40" style:family="text">
      <style:text-properties officeooo:rsid="0041bc88"/>
    </style:style>
    <style:style style:name="T41" style:family="text">
      <style:text-properties officeooo:rsid="00423096"/>
    </style:style>
    <style:style style:name="T42" style:family="text">
      <style:text-properties officeooo:rsid="004419a6"/>
    </style:style>
    <style:style style:name="T43" style:family="text">
      <style:text-properties officeooo:rsid="0049267a"/>
    </style:style>
    <style:style style:name="T44" style:family="text">
      <style:text-properties officeooo:rsid="0049a8e6"/>
    </style:style>
    <style:style style:name="T45" style:family="text">
      <style:text-properties officeooo:rsid="004ae3f1"/>
    </style:style>
    <style:style style:name="T46" style:family="text">
      <style:text-properties officeooo:rsid="004ccfaa"/>
    </style:style>
    <style:style style:name="T47" style:family="text">
      <style:text-properties officeooo:rsid="004d74bf"/>
    </style:style>
    <style:style style:name="T48" style:family="text">
      <style:text-properties officeooo:rsid="004ef255"/>
    </style:style>
    <style:style style:name="T49" style:family="text">
      <style:text-properties officeooo:rsid="0055f92e"/>
    </style:style>
    <style:style style:name="T50" style:family="text">
      <style:text-properties officeooo:rsid="005899f3"/>
    </style:style>
    <style:style style:name="T51" style:family="text">
      <style:text-properties officeooo:rsid="0058a705"/>
    </style:style>
    <style:style style:name="T52" style:family="text">
      <style:text-properties officeooo:rsid="005c27ef"/>
    </style:style>
    <style:style style:name="T53" style:family="text">
      <style:text-properties officeooo:rsid="00690086"/>
    </style:style>
    <style:style style:name="T54" style:family="text">
      <style:text-properties officeooo:rsid="006b4fc5"/>
    </style:style>
    <style:style style:name="T55" style:family="text">
      <style:text-properties fo:font-style="normal" fo:font-weight="bold" officeooo:rsid="008dc3c9" style:font-style-asian="normal" style:font-weight-asian="bold" style:font-style-complex="normal" style:font-weight-complex="bold"/>
    </style:style>
    <style:style style:name="T56" style:family="text">
      <style:text-properties fo:font-style="normal" fo:font-weight="bold" officeooo:rsid="00933a2f" style:font-style-asian="normal" style:font-weight-asian="bold" style:font-style-complex="normal" style:font-weight-complex="bold"/>
    </style:style>
    <style:style style:name="T57" style:family="text">
      <style:text-properties fo:font-style="normal" style:font-style-asian="normal" style:font-style-complex="normal"/>
    </style:style>
    <style:style style:name="T58" style:family="text">
      <style:text-properties fo:font-style="normal" officeooo:rsid="00267b86" style:font-style-asian="normal" style:font-style-complex="normal"/>
    </style:style>
    <style:style style:name="T59" style:family="text">
      <style:text-properties fo:font-style="normal" officeooo:rsid="0027d2b1" style:font-style-asian="normal" style:font-style-complex="normal"/>
    </style:style>
    <style:style style:name="T60" style:family="text">
      <style:text-properties fo:font-style="normal" officeooo:rsid="008dc3c9" style:font-style-asian="normal" style:font-style-complex="normal"/>
    </style:style>
    <style:style style:name="T61" style:family="text">
      <style:text-properties fo:font-style="normal" officeooo:rsid="009f32fb"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09e0c03" style:font-style-asian="normal" style:font-weight-asian="normal" style:font-style-complex="normal" style:font-weight-complex="normal"/>
    </style:style>
    <style:style style:name="T64" style:family="text">
      <style:text-properties officeooo:rsid="006f6f08"/>
    </style:style>
    <style:style style:name="T65" style:family="text">
      <style:text-properties officeooo:rsid="0074915f"/>
    </style:style>
    <style:style style:name="T66" style:family="text">
      <style:text-properties officeooo:rsid="007c9a71"/>
    </style:style>
    <style:style style:name="T67" style:family="text">
      <style:text-properties officeooo:rsid="007f6f74"/>
    </style:style>
    <style:style style:name="T68" style:family="text">
      <style:text-properties officeooo:rsid="0081ee77"/>
    </style:style>
    <style:style style:name="T69" style:family="text">
      <style:text-properties officeooo:rsid="00839445"/>
    </style:style>
    <style:style style:name="T70" style:family="text">
      <style:text-properties officeooo:rsid="0087d01d"/>
    </style:style>
    <style:style style:name="T71" style:family="text">
      <style:text-properties officeooo:rsid="0089cbdb"/>
    </style:style>
    <style:style style:name="T72" style:family="text">
      <style:text-properties officeooo:rsid="008bd0cd"/>
    </style:style>
    <style:style style:name="T73" style:family="text">
      <style:text-properties officeooo:rsid="0091c1a2"/>
    </style:style>
    <style:style style:name="T74" style:family="text">
      <style:text-properties officeooo:rsid="009588d3"/>
    </style:style>
    <style:style style:name="T75" style:family="text">
      <style:text-properties officeooo:rsid="00974cf5"/>
    </style:style>
    <style:style style:name="T76" style:family="text">
      <style:text-properties officeooo:rsid="0098049f"/>
    </style:style>
    <style:style style:name="T77" style:family="text">
      <style:text-properties officeooo:rsid="009b0ce8"/>
    </style:style>
    <style:style style:name="T78" style:family="text">
      <style:text-properties officeooo:rsid="009ff996"/>
    </style:style>
    <style:style style:name="T79" style:family="text">
      <style:text-properties officeooo:rsid="00a3ce6b"/>
    </style:style>
    <style:style style:name="T80" style:family="text">
      <style:text-properties officeooo:rsid="00a8bcd0"/>
    </style:style>
    <style:style style:name="T81" style:family="text">
      <style:text-properties style:font-name="Linux Libertine Capitals" fo:font-size="22pt" fo:font-weight="bold" style:font-size-asian="22pt" style:font-weight-asian="bold" style:font-size-complex="22pt" style:font-weight-complex="bold"/>
    </style:style>
    <style:style style:name="T82" style:family="text">
      <style:text-properties fo:color="#808080" style:font-name="Linux Libertine" fo:font-size="9pt" style:font-size-asian="9pt" style:font-size-complex="9pt"/>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75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35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draw:frame text:anchor-type="paragraph" draw:z-index="0" draw:name="Form1" draw:style-name="gr1" draw:text-style-name="P93" svg:width="16.968cm" svg:height="1.759cm" svg:x="0.085cm" svg:y="0.067cm"><draw:text-box><text:p text:style-name="P92"><text:span text:style-name="T81">STRAIGHTFORWARD FANTASY</text:span></text:p></draw:text-box></draw:frame>WHAT IS THIS?</text:h>
      <text:p text:style-name="P4">Straightforward <text:span text:style-name="T77">Roleplaying</text:span> is a minimal toolbox rule set. <text:span text:style-name="T77">T</text:span>his <text:span text:style-name="T77">here</text:span> is Straightforward Roleplaying rules angled towards classic fantasy gaming. </text:p>
      <text:p text:style-name="P4"><text:span text:style-name="T77">A</text:span> skill based system with no experience point or classes. For more info on Straightforward Roleplaying visit straightforwardrp.github.io.</text:p>
      <text:p text:style-name="Standard"/>
      <text:p text:style-name="Standard"><text:span text:style-name="T38">This document</text:span> is licensed under <text:span text:style-name="T36">Creative Commons 4.0 Attribution</text:span><text:span text:style-name="T32">. That means you may use it any way you like as long as you mention Straightforward Role</text:span>p<text:span text:style-name="T32">laying.</text:span></text:p>
      <text:p text:style-name="Standard"/>
      <text:p text:style-name="P2"/>
      <text:h text:style-name="P69" text:outline-level="3">CORE MECHANIC</text:h>
      <text:p text:style-name="P3">All skills have a value ranging from 1-20. To test a skill roll under or equal the skills value with a twenty sided dice.</text:p>
      <text:p text:style-name="P3"/>
      <text:h text:style-name="Heading_20_3" text:outline-level="3">CREATE A CHARACTER</text:h>
      <text:p text:style-name="P8">Characters have <text:span text:style-name="T39">C</text:span>ommon <text:span text:style-name="T39">S</text:span>kills and <text:span text:style-name="T39">S</text:span>pecialization<text:span text:style-name="T39">s</text:span>. Common <text:span text:style-name="T39">S</text:span>kills is the type of skills that anyone can attempt and <text:span text:style-name="T39">S</text:span>pecialization<text:span text:style-name="T39">s</text:span> represent areas of knowledge that a character get <text:span text:style-name="T39">from her</text:span> profession or interests. </text:p>
      <text:list xml:id="list2696364655963724231" text:style-name="L1">
        <text:list-item>
          <text:p text:style-name="P53">Choose a name <text:span text:style-name="T4">and make up what kind of character you want to create.</text:span></text:p>
        </text:list-item>
        <text:list-item>
          <text:p text:style-name="P54">Choose race and make a mental note of the special trait that the race have. </text:p>
        </text:list-item>
        <text:list-item>
          <text:p text:style-name="P55"><text:span text:style-name="T39">A</text:span>ssign this array of numbers any way you want between the Common Skills: 13, 11, 10, 9, 8. Remaining Common Skills <text:span text:style-name="T39">receive</text:span> the value 5. </text:p>
        </text:list-item>
        <text:list-item>
          <text:p text:style-name="P56"><text:span text:style-name="T2">A</text:span>ssign this array of numbers to the Specialization Skills: <text:span text:style-name="T1">13, 8. Remaining receive the value 2. </text:span></text:p>
        </text:list-item>
        <text:list-item>
          <text:p text:style-name="P57">You have a chance to raise <text:span text:style-name="T39">any</text:span> four skills, roll 1D20 for each. If the result is higher than the current <text:span text:style-name="T52">value</text:span> <text:span text:style-name="T52">it</text:span> is raised by 1D4. <text:span text:style-name="T3">You may try several times on the same skill but beware not to waste a roll, you can’t raise a skill higher than 16 at character creation.</text:span></text:p>
        </text:list-item>
        <text:list-item>
          <text:p text:style-name="P57">Health points is equal to <text:span text:style-name="T72">5+Athletics</text:span>. </text:p>
        </text:list-item>
        <text:list-item>
          <text:p text:style-name="P58">Corruption starts at 0. </text:p>
        </text:list-item>
        <text:list-item>
          <text:p text:style-name="P59">Get equipment. <text:span text:style-name="T3">The character starts with 3D6 x 10 Gold that she might spend on starting equipment. </text:span></text:p>
        </text:list-item>
      </text:list>
      <text:h text:style-name="Heading_20_1" text:outline-level="1">RACE</text:h>
      <text:h text:style-name="Heading_20_4" text:outline-level="4">Dwarf</text:h>
      <text:p text:style-name="P22">Dwarfs <text:span text:style-name="T53">are used to the underground. They </text:span>do not get any <text:span text:style-name="T53">disadvantage</text:span> from <text:span text:style-name="T53">dim light</text:span> and can see up to 10m (30f<text:span text:style-name="T66">t</text:span>) in complete darkness.</text:p>
      <text:h text:style-name="Heading_20_4" text:outline-level="4">Elf</text:h>
      <text:p text:style-name="P23">Elfs are attuned to the magic flowing through the world. When failing to cast a spell they the may halve the amount of <text:span text:style-name="T75">Corruption gained.</text:span></text:p>
      <text:h text:style-name="Heading_20_4" text:outline-level="4">Halfling</text:h>
      <text:p text:style-name="P23">Halflings have a natural gift for moving silently. They make all Stealth checks with Advantage. </text:p>
      <text:h text:style-name="P71" text:outline-level="4">Human</text:h>
      <text:p text:style-name="P22">Humans are fast learners. Once every session a human character may reroll an attempt to raise a skill. See section about Character Advancement for info on raising skills. </text:p>
      <text:h text:style-name="P84" text:outline-level="1"><text:soft-page-break/>EQUIPMENT</text:h>
      <text:h text:style-name="P76" text:outline-level="4"><draw:frame draw:style-name="fr1" draw:name="Ram1" text:anchor-type="paragraph" svg:x="-0.037cm" svg:y="0.413cm" svg:width="16.984cm" draw:z-index="8"><draw:text-box fo:min-height="5.17cm"><text:h text:style-name="P75" text:outline-level="4">Melee Weapons</text:h><table:table table:name="Tabell3" table:style-name="Tabell3"><table:table-column table:style-name="Tabell3.A"/><table:table-column table:style-name="Tabell3.B"/><table:table-column table:style-name="Tabell3.C"/><table:table-row><table:table-cell table:style-name="Tabell3.A1" office:value-type="string"><text:p text:style-name="P43">Weapon</text:p></table:table-cell><table:table-cell table:style-name="Tabell3.A1" office:value-type="string"><text:p text:style-name="P43">Damage</text:p></table:table-cell><table:table-cell table:style-name="Tabell3.C1" office:value-type="string"><text:p text:style-name="P43">Cost (GP)</text:p></table:table-cell></table:table-row><table:table-row><table:table-cell table:style-name="Tabell3.A7" office:value-type="string"><text:p text:style-name="P47">Dagger</text:p></table:table-cell><table:table-cell table:style-name="Tabell3.B2" office:value-type="string"><text:p text:style-name="P47">1D4</text:p></table:table-cell><table:table-cell table:style-name="Tabell3.C2" office:value-type="string"><text:p text:style-name="P47">3</text:p></table:table-cell></table:table-row><table:table-row><table:table-cell table:style-name="Tabell3.A7" office:value-type="string"><text:p text:style-name="P47">Hand Axe</text:p></table:table-cell><table:table-cell table:style-name="Tabell3.B3" office:value-type="string"><text:p text:style-name="P47">1D6</text:p></table:table-cell><table:table-cell table:style-name="Tabell3.C3" office:value-type="string"><text:p text:style-name="P47">8</text:p></table:table-cell></table:table-row><table:table-row><table:table-cell table:style-name="Tabell3.A7" office:value-type="string"><text:p text:style-name="P47">Mace</text:p></table:table-cell><table:table-cell table:style-name="Tabell3.B4" office:value-type="string"><text:p text:style-name="P47">1D8</text:p></table:table-cell><table:table-cell table:style-name="Tabell3.C4" office:value-type="string"><text:p text:style-name="P47">10</text:p></table:table-cell></table:table-row><table:table-row><table:table-cell table:style-name="Tabell3.A7" office:value-type="string"><text:p text:style-name="P47">Staff</text:p></table:table-cell><table:table-cell table:style-name="Tabell3.B5" office:value-type="string"><text:p text:style-name="P47">1D4</text:p></table:table-cell><table:table-cell table:style-name="Tabell3.C5" office:value-type="string"><text:p text:style-name="P47">3</text:p></table:table-cell></table:table-row><table:table-row><table:table-cell table:style-name="Tabell3.A7" office:value-type="string"><text:p text:style-name="P47">Sword Long</text:p></table:table-cell><table:table-cell table:style-name="Tabell3.B6" office:value-type="string"><text:p text:style-name="P47">1D8</text:p></table:table-cell><table:table-cell table:style-name="Tabell3.C6" office:value-type="string"><text:p text:style-name="P47">10</text:p></table:table-cell></table:table-row><table:table-row><table:table-cell table:style-name="Tabell3.A7" office:value-type="string"><text:p text:style-name="P47">Sword Short</text:p></table:table-cell><table:table-cell table:style-name="Tabell3.B7" office:value-type="string"><text:p text:style-name="P47">1D6</text:p></table:table-cell><table:table-cell table:style-name="Tabell3.C7" office:value-type="string"><text:p text:style-name="P47">8</text:p></table:table-cell></table:table-row><table:table-row table:style-name="Tabell3.8"><table:table-cell table:style-name="Tabell3.A8" office:value-type="string"><text:p text:style-name="P47">Sword, Two Handed</text:p></table:table-cell><table:table-cell table:style-name="Tabell3.B8" office:value-type="string"><text:p text:style-name="P52">2D6</text:p></table:table-cell><table:table-cell table:style-name="Tabell3.C8" office:value-type="string"><text:p text:style-name="P47">15</text:p></table:table-cell></table:table-row></table:table><text:p text:style-name="P25"/></draw:text-box></draw:frame><draw:frame draw:style-name="fr2" draw:name="Ram2" text:anchor-type="paragraph" svg:x="0.012cm" svg:y="8.828cm" svg:width="16.935cm" draw:z-index="9"><draw:text-box fo:min-height="6.941cm"><text:h text:style-name="P72" text:outline-level="4">Ranged Weapons</text:h><table:table table:name="Tabell1" table:style-name="Tabell1"><table:table-column table:style-name="Tabell1.A"/><table:table-column table:style-name="Tabell1.B"/><table:table-column table:style-name="Tabell1.C"/><table:table-column table:style-name="Tabell1.D"/><table:table-row><table:table-cell table:style-name="Tabell1.A1" office:value-type="string"><text:p text:style-name="P44">Weapon</text:p></table:table-cell><table:table-cell table:style-name="Tabell1.A1" office:value-type="string"><text:p text:style-name="P44">Damage</text:p></table:table-cell><table:table-cell table:style-name="Tabell1.A1" office:value-type="string"><text:p text:style-name="P44">Range</text:p></table:table-cell><table:table-cell table:style-name="Tabell1.D1" office:value-type="string"><text:p text:style-name="P44">Cost(GP)</text:p></table:table-cell></table:table-row><table:table-row><table:table-cell table:style-name="Tabell1.A6" office:value-type="string"><text:p text:style-name="P48">Bow, Long</text:p></table:table-cell><table:table-cell table:style-name="Tabell1.B2" office:value-type="string"><text:p text:style-name="P40">1D8</text:p></table:table-cell><table:table-cell table:style-name="Tabell1.C2" office:value-type="string"><text:p text:style-name="P40">40m(120ft)</text:p></table:table-cell><table:table-cell table:style-name="Tabell1.D2" office:value-type="string"><text:p text:style-name="P41">40</text:p></table:table-cell></table:table-row><table:table-row><table:table-cell table:style-name="Tabell1.A6" office:value-type="string"><text:p text:style-name="P48">Bow, Short</text:p></table:table-cell><table:table-cell table:style-name="Tabell1.B3" office:value-type="string"><text:p text:style-name="P40">1D6</text:p></table:table-cell><table:table-cell table:style-name="Tabell1.C3" office:value-type="string"><text:p text:style-name="P40">20m(60ft)</text:p></table:table-cell><table:table-cell table:style-name="Tabell1.D3" office:value-type="string"><text:p text:style-name="P41">20</text:p></table:table-cell></table:table-row><table:table-row><table:table-cell table:style-name="Tabell1.A6" office:value-type="string"><text:p text:style-name="P85">Crossbow*</text:p></table:table-cell><table:table-cell table:style-name="Tabell1.B4" office:value-type="string"><text:p text:style-name="P85">2D6</text:p></table:table-cell><table:table-cell table:style-name="Tabell1.C4" office:value-type="string"><text:p text:style-name="P40">20m(60ft)</text:p></table:table-cell><table:table-cell table:style-name="Tabell1.D4" office:value-type="string"><text:p text:style-name="P41">25</text:p></table:table-cell></table:table-row><table:table-row><table:table-cell table:style-name="Tabell1.A6" office:value-type="string"><text:p text:style-name="P42">Sling</text:p></table:table-cell><table:table-cell table:style-name="Tabell1.B5" office:value-type="string"><text:p text:style-name="P40">1D4</text:p></table:table-cell><table:table-cell table:style-name="Tabell1.C5" office:value-type="string"><text:p text:style-name="P40">10m(30ft)</text:p></table:table-cell><table:table-cell table:style-name="Tabell1.D5" office:value-type="string"><text:p text:style-name="P41">5</text:p></table:table-cell></table:table-row><table:table-row><table:table-cell table:style-name="Tabell1.A6" office:value-type="string"><text:p text:style-name="P41">Arrows(20)</text:p></table:table-cell><table:table-cell table:style-name="Tabell1.B6" office:value-type="string"><text:p text:style-name="P40"/></table:table-cell><table:table-cell table:style-name="Tabell1.C6" office:value-type="string"><text:p text:style-name="P40"/></table:table-cell><table:table-cell table:style-name="Tabell1.D6" office:value-type="string"><text:p text:style-name="P41">5</text:p></table:table-cell></table:table-row><table:table-row><table:table-cell table:style-name="Tabell1.A7" office:value-type="string"><text:p text:style-name="P41">Bolts, Crossbow(20)</text:p></table:table-cell><table:table-cell table:style-name="Tabell1.B7" office:value-type="string"><text:p text:style-name="P40"/></table:table-cell><table:table-cell table:style-name="Tabell1.C7" office:value-type="string"><text:p text:style-name="P40"/></table:table-cell><table:table-cell table:style-name="Tabell1.D7" office:value-type="string"><text:p text:style-name="P41">5</text:p></table:table-cell></table:table-row></table:table><text:p text:style-name="P25"/><text:p text:style-name="P15">*<text:span text:style-name="T67">Crossbows takes an action to reload</text:span></text:p></draw:text-box></draw:frame><draw:frame draw:style-name="fr2" draw:name="Ram3" text:anchor-type="paragraph" svg:x="-0.014cm" svg:y="16.718cm" svg:width="16.94cm" draw:z-index="10"><draw:text-box fo:min-height="6.662cm"><text:h text:style-name="P73" text:outline-level="4">Armor</text:h><table:table table:name="Tabell2" table:style-name="Tabell2"><table:table-column table:style-name="Tabell2.A"/><table:table-column table:style-name="Tabell2.B" table:number-columns-repeated="2"/><table:table-row><table:table-cell table:style-name="Tabell2.A1" office:value-type="string"><text:p text:style-name="P45">Armor</text:p></table:table-cell><table:table-cell table:style-name="Tabell2.A1" office:value-type="string"><text:p text:style-name="P45">Defense</text:p></table:table-cell><table:table-cell table:style-name="Tabell2.C1" office:value-type="string"><text:p text:style-name="P45">Cost<text:span text:style-name="T69">(GP)</text:span></text:p></table:table-cell></table:table-row><table:table-row><table:table-cell table:style-name="Tabell2.A2" office:value-type="string"><text:p text:style-name="P49">Chain Mail</text:p></table:table-cell><table:table-cell table:style-name="Tabell2.B2" office:value-type="string"><text:p text:style-name="P50">1D<text:span text:style-name="T69">8</text:span></text:p></table:table-cell><table:table-cell table:style-name="Tabell2.C2" office:value-type="string"><text:p text:style-name="P50">30</text:p></table:table-cell></table:table-row><table:table-row><table:table-cell table:style-name="Tabell2.A4" office:value-type="string"><text:p text:style-name="P49">Leather</text:p></table:table-cell><table:table-cell table:style-name="Tabell2.B4" office:value-type="string"><text:p text:style-name="P50">1D6</text:p></table:table-cell><table:table-cell table:style-name="Tabell2.C4" office:value-type="string"><text:p text:style-name="P50">15</text:p></table:table-cell></table:table-row><table:table-row><table:table-cell table:style-name="Tabell2.A4" office:value-type="string"><text:p text:style-name="P50">Plate*</text:p></table:table-cell><table:table-cell table:style-name="Tabell2.B4" office:value-type="string"><text:p text:style-name="P85">2D6</text:p></table:table-cell><table:table-cell table:style-name="Tabell2.C4" office:value-type="string"><text:p text:style-name="P50">100</text:p></table:table-cell></table:table-row><table:table-row><table:table-cell table:style-name="Tabell2.A5" office:value-type="string"><text:p text:style-name="P50">Shield*</text:p></table:table-cell><table:table-cell table:style-name="Tabell2.B5" office:value-type="string"><text:p text:style-name="Table_20_Contents"/></table:table-cell><table:table-cell table:style-name="Tabell2.C5" office:value-type="string"><text:p text:style-name="P50">10</text:p></table:table-cell></table:table-row></table:table><text:p text:style-name="P27"/><text:p text:style-name="P27">*<text:span text:style-name="T71">Disadvantage on Stealth and Acrobatics Skill Tests</text:span></text:p><text:p text:style-name="P27">**<text:span text:style-name="T68">Shields grants Advantage to Fight Skill Tests while Dodging </text:span></text:p></draw:text-box></draw:frame></text:h>
      <text:p text:style-name="P26"/>
      <text:h text:style-name="P77" text:outline-level="4"><draw:frame draw:style-name="fr2" draw:name="Ram4" text:anchor-type="paragraph" svg:x="0.056cm" svg:y="0.157cm" svg:width="16.912cm" draw:z-index="11"><draw:text-box fo:min-height="11.028cm"><text:h text:style-name="P74" text:outline-level="4">Adventuring Gear</text:h><table:table table:name="Tabell4" table:style-name="Tabell4"><table:table-column table:style-name="Tabell4.A" table:number-columns-repeated="2"/><table:table-row><table:table-cell table:style-name="Tabell4.A1" office:value-type="string"><text:p text:style-name="P46">Item</text:p></table:table-cell><table:table-cell table:style-name="Tabell4.B1" office:value-type="string"><text:p text:style-name="P46">Cost(GP)</text:p></table:table-cell></table:table-row><table:table-row><table:table-cell table:style-name="Tabell4.A13" office:value-type="string"><text:p text:style-name="P51">Backpack</text:p></table:table-cell><table:table-cell table:style-name="Tabell4.B13" office:value-type="string"><text:p text:style-name="P51">5</text:p></table:table-cell></table:table-row><table:table-row><table:table-cell table:style-name="Tabell4.A13" office:value-type="string"><text:p text:style-name="P51">Bedroll</text:p></table:table-cell><table:table-cell table:style-name="Tabell4.B13" office:value-type="string"><text:p text:style-name="P51">2</text:p></table:table-cell></table:table-row><table:table-row><table:table-cell table:style-name="Tabell4.A13" office:value-type="string"><text:p text:style-name="P51">Flint and Steel</text:p></table:table-cell><table:table-cell table:style-name="Tabell4.B13" office:value-type="string"><text:p text:style-name="P51">5</text:p></table:table-cell></table:table-row><table:table-row><table:table-cell table:style-name="Tabell4.A13" office:value-type="string"><text:p text:style-name="P51">Grappling Hook</text:p></table:table-cell><table:table-cell table:style-name="Tabell4.B13" office:value-type="string"><text:p text:style-name="P51">5</text:p></table:table-cell></table:table-row><table:table-row><table:table-cell table:style-name="Tabell4.A13" office:value-type="string"><text:p text:style-name="P51">Horse</text:p></table:table-cell><table:table-cell table:style-name="Tabell4.B13" office:value-type="string"><text:p text:style-name="P51">40</text:p></table:table-cell></table:table-row><table:table-row><table:table-cell table:style-name="Tabell4.A13" office:value-type="string"><text:p text:style-name="P51">Lantern</text:p></table:table-cell><table:table-cell table:style-name="Tabell4.B13" office:value-type="string"><text:p text:style-name="P51">8</text:p></table:table-cell></table:table-row><table:table-row><table:table-cell table:style-name="Tabell4.A13" office:value-type="string"><text:p text:style-name="P51">Lock Picks</text:p></table:table-cell><table:table-cell table:style-name="Tabell4.B13" office:value-type="string"><text:p text:style-name="P51">10</text:p></table:table-cell></table:table-row><table:table-row><table:table-cell table:style-name="Tabell4.A9" office:value-type="string"><text:p text:style-name="P51">Mule</text:p></table:table-cell><table:table-cell table:style-name="Tabell4.B9" office:value-type="string"><text:p text:style-name="P51">20</text:p></table:table-cell></table:table-row><table:table-row><table:table-cell table:style-name="Tabell4.A13" office:value-type="string"><text:p text:style-name="P51">Oil</text:p></table:table-cell><table:table-cell table:style-name="Tabell4.B13" office:value-type="string"><text:p text:style-name="P51">3</text:p></table:table-cell></table:table-row><table:table-row><table:table-cell table:style-name="Tabell4.A13" office:value-type="string"><text:p text:style-name="P51">Rations(1 day)</text:p></table:table-cell><table:table-cell table:style-name="Tabell4.B13" office:value-type="string"><text:p text:style-name="P51">2</text:p></table:table-cell></table:table-row><table:table-row><table:table-cell table:style-name="Tabell4.A13" office:value-type="string"><text:p text:style-name="P51">Rope, 15m(45ft)</text:p></table:table-cell><table:table-cell table:style-name="Tabell4.B13" office:value-type="string"><text:p text:style-name="P51">5</text:p></table:table-cell></table:table-row><table:table-row><table:table-cell table:style-name="Tabell4.A13" office:value-type="string"><text:p text:style-name="P51">Tent, 1-2 persons</text:p></table:table-cell><table:table-cell table:style-name="Tabell4.B13" office:value-type="string"><text:p text:style-name="P51">15</text:p></table:table-cell></table:table-row><table:table-row><table:table-cell table:style-name="Tabell4.A14" office:value-type="string"><text:p text:style-name="P51">Torches(5)</text:p></table:table-cell><table:table-cell table:style-name="Tabell4.B14" office:value-type="string"><text:p text:style-name="P51">2</text:p></table:table-cell></table:table-row></table:table><text:p text:style-name="P28"/></draw:text-box></draw:frame><draw:frame text:anchor-type="paragraph" draw:z-index="12" draw:name="Form1" draw:style-name="gr3" draw:text-style-name="P95" svg:width="16.968cm" svg:height="3.352cm" svg:x="-0.113cm" svg:y="11.58cm"><draw:text-box><text:p text:style-name="P92"><text:span text:style-name="T81"/></text:p><text:p text:style-name="P92"><text:span text:style-name="T81"/></text:p><text:p text:style-name="P92"><text:span text:style-name="T81">RULES</text:span></text:p></draw:text-box></draw:frame><text:soft-page-break/>Skill <text:span text:style-name="T68">Test</text:span></text:h>
      <text:p text:style-name="P19">Sometimes a <text:span text:style-name="T43">S</text:span>kill <text:span text:style-name="T43">T</text:span>est is required to determine if a character is successful. To do this roll 1D20, if the result is lower than the skill the test is successful, else it has failed. The GM may temporarily adjust the skill with +5 for an easy test and -5 for a hard. </text:p>
      <text:p text:style-name="P14">Example<text:line-break/>Camilla is picking a lock. Her skill in Thievery is 12. She rolls 1D20 and gets 15. The lock <text:span text:style-name="T40">won</text:span>’t open. </text:p>
      <text:h text:style-name="Heading_20_4" text:outline-level="4">Trying Again</text:h>
      <text:p text:style-name="P20">It’s OK to try again if the first try was unsuccessful but this should always be connected with a risk of some sort. It’s up to the GM to let the player know what bad thing might happen if <text:span text:style-name="T40">the player</text:span> fails again. </text:p>
      <text:p text:style-name="P14">Example<text:line-break/>Camilla decides to try one more time to pick the lock. She rolls 1D20 and gets 19, fail again! Her lock pick breaks and gets stuck in the lock. <text:s text:c="2"/></text:p>
      <text:h text:style-name="Heading_20_4" text:outline-level="4">Advantage/<text:span text:style-name="T5">Disadvantage</text:span></text:h>
      <text:p text:style-name="P18">Sometimes a character <text:span text:style-name="T30">may have</text:span> <text:span text:style-name="T28">A</text:span>dvantage or <text:span text:style-name="T28">D</text:span>isadvantage. For <text:span text:style-name="T28">A</text:span>dvantage the player rolls 2D20 and takes the lowest result, for <text:span text:style-name="T28">D</text:span>isadvantage she rolls 2D20 and takes the highest. Examples of <text:span text:style-name="T28">A</text:span>dvantage is preparation or a tool. Examples of <text:span text:style-name="T31">D</text:span>isadvantage is injury or stress.</text:p>
      <text:p text:style-name="P20"><text:soft-page-break/><text:span text:style-name="T6">Example<text:line-break/></text:span><text:span text:style-name="T11">Hugust </text:span><text:span text:style-name="T16">have promised to play at the evenings banquet. His skill in Perform is 10 so there’s a 50% risk of failure. A bit nervous he spends the whole afternoon rehearsing. When the time comes he gets to roll the Skill Check with Advantage. He rolls 2D20 and gets 15, and 4. </text:span><text:span text:style-name="T17">He takes the lowest result 4, which is a success. </text:span><text:span text:style-name="T16"><text:s/></text:span><text:line-break/></text:p>
      <text:h text:style-name="Heading_20_4" text:outline-level="4">Opposed Skill Tests</text:h>
      <text:p text:style-name="P9">When two characters is trying to best each other they make an Opposed Skill Test. They both roll the appropriate <text:span text:style-name="T54">s</text:span>kill. The <text:span text:style-name="T43">player</text:span> that make her test win. If both make their tests the character with the <text:span text:style-name="T43">highest dice result</text:span> win. <text:span text:style-name="T27">If both fail it’s makes for a status quo situation where nothing happens.</text:span></text:p>
      <text:p text:style-name="P10"><text:span text:style-name="T6">Example<text:line-break/></text:span><text:span text:style-name="T12">Sofia</text:span><text:span text:style-name="T6"> is trying to sneak past a guard. The guard have </text:span><text:span text:style-name="T14">13 </text:span><text:span text:style-name="T6">in perception, he rolls and get 6. </text:span><text:span text:style-name="T12">Sofia</text:span><text:span text:style-name="T6"> have 1</text:span><text:span text:style-name="T14">1</text:span><text:span text:style-name="T6"> in stealth, she rolls and get 9. </text:span><text:span text:style-name="T12">Sofia’s</text:span><text:span text:style-name="T6"> </text:span><text:span text:style-name="T14">result (9)</text:span><text:span text:style-name="T6"> </text:span><text:span text:style-name="T10">is higher</text:span><text:span text:style-name="T6"> than the guards(</text:span><text:span text:style-name="T14">6</text:span><text:span text:style-name="T6">) so </text:span><text:span text:style-name="T12">Sofia</text:span><text:span text:style-name="T6"> wins the Opposed Test and sneaks unnoticed past the guard.</text:span> <text:s/></text:p>
      <text:h text:style-name="P78" text:outline-level="4">Character Advancement</text:h>
      <text:p text:style-name="P31">During a <text:span text:style-name="T52">game </text:span>session if a player is successful in a Skill Test she may put a mark in the <text:span text:style-name="T54">check-box</text:span> by the skill on the character sheet. When the session is concluded, for each marked skill <text:span text:style-name="T41">the player may</text:span> roll 1D20. If the result is higher than the skills current value the skill is raised by 1.</text:p>
      <text:p text:style-name="P60">If Athletics is raised then so is the characters maximum health. It always equals 5+Athletics.<text:line-break/></text:p>
      <text:h text:style-name="Heading_20_3" text:outline-level="3">COMBAT RULES</text:h>
      <text:h text:style-name="Heading_20_4" text:outline-level="4">Rounds</text:h>
      <text:p text:style-name="P11">When combat begins time is measured in rounds where one round equals 10-20 <text:span text:style-name="T33">seconds</text:span>. Every round all involved character <text:span text:style-name="T70">do</text:span> their actions in order. </text:p>
      <text:h text:style-name="P79" text:outline-level="4">Initiative</text:h>
      <text:p text:style-name="P9">Usually the character that strikes first have the initiative. The rest of the turn order should be set by the situation - what makes sense. </text:p>
      <text:p text:style-name="P11">For some groups <text:span text:style-name="T70">and/or situations</text:span> this is to vague and dice need to be rolled, then roll a Perception Test, the characters ar<text:span text:style-name="T27">e</text:span> ordered by <text:span text:style-name="T44">success and highest rolls</text:span>, like in an Opposed Test. </text:p>
      <text:h text:style-name="Heading_20_4" text:outline-level="4">Actions</text:h>
      <text:p text:style-name="P11">Every round a character can Move and make an Action. A normal person can move <text:span text:style-name="T41">10m(30ft)</text:span> in one round. An Action is normally an attack but could potentially be <text:span text:style-name="T26">something else like opening a lock, change gear or casting a spell. Talking or shouting is normally </text:span><text:span text:style-name="T15">free</text:span><text:span text:style-name="T26"> and characters may do that as they please. </text:span></text:p>
      <text:h text:style-name="Heading_20_4" text:outline-level="4">Melee Attack </text:h>
      <text:p text:style-name="P21">Melee attacks are resolved just like Opposed Tests, Fight vs. Fight where the winner inflicts damage on the looser. <text:line-break/><text:span text:style-name="T44">A character with high Acrobatics may choose to Dodge the attack instead of fighting back. Then the test is settled Fight vs. Acrobatics and the dodging character do not inflict damage on the attacker if winning the test. </text:span></text:p>
      <text:h text:style-name="Heading_20_4" text:outline-level="4">Ranged Attack</text:h>
      <text:p text:style-name="P12">A ranged attack is an Opposed Test, Shoot vs. <text:span text:style-name="T44">Acrobatics</text:span>. <text:line-break/>To make <text:span text:style-name="T34">a ranged</text:span> attack <text:span text:style-name="T70">a character</text:span> should be more than <text:span text:style-name="T41">3m(</text:span>10f<text:span text:style-name="T41">)</text:span> away from the target.</text:p>
      <text:h text:style-name="Heading_20_4" text:outline-level="4"><text:soft-page-break/>Damage</text:h>
      <text:p text:style-name="P12">Weapons deal damage according to their description. All damage rolls are <text:span text:style-name="T6">Exploding</text:span>. What that means is that if the highest possible result is rolled on a di<text:span text:style-name="T45">e</text:span> you get to re-roll that die and add the result to the total. This way any weapon can, by chance, be deadly.</text:p>
      <text:h text:style-name="Heading_20_4" text:outline-level="4">Armor</text:h>
      <text:p text:style-name="P13">Armor blocks damage according to <text:span text:style-name="T42">it’s</text:span> description. Armor rolls are not, like damage rolls, <text:span text:style-name="T13">E</text:span><text:span text:style-name="T6">xploding</text:span>. </text:p>
      <text:p text:style-name="P13"><text:span text:style-name="T6">Example<text:line-break/></text:span><text:span text:style-name="T7">A guard</text:span><text:span text:style-name="T6"> shoots </text:span><text:span text:style-name="T20">Sofia</text:span><text:span text:style-name="T6"> </text:span><text:span text:style-name="T8">with </text:span><text:span text:style-name="T21">a</text:span><text:span text:style-name="T8"> </text:span><text:span text:style-name="T20">crossbow </text:span><text:span text:style-name="T21">and hits</text:span><text:span text:style-name="T6">. </text:span><text:span text:style-name="T7">He</text:span><text:span text:style-name="T6"> rolls </text:span><text:span text:style-name="T21">2</text:span><text:span text:style-name="T6">D6 for damage. One of the die ends up a 6 so he </text:span><text:span text:style-name="T8">re-roll</text:span><text:span text:style-name="T6"> that die </text:span><text:span text:style-name="T8">and adds the result </text:span><text:span text:style-name="T21">to the total</text:span><text:span text:style-name="T6">. The </text:span><text:span text:style-name="T21">result </text:span><text:span text:style-name="T6">is 4+6+</text:span><text:span text:style-name="T21">4</text:span><text:span text:style-name="T6">=1</text:span><text:span text:style-name="T21">4</text:span><text:span text:style-name="T6">. That is a lot of damage! Camilla wears </text:span><text:span text:style-name="T9">l</text:span><text:span text:style-name="T22">eather</text:span><text:span text:style-name="T9"> armor so she rolls 1D6 and gets 4. Camilla takes 1</text:span><text:span text:style-name="T22">4</text:span><text:span text:style-name="T9">-4=</text:span><text:span text:style-name="T13">1</text:span><text:span text:style-name="T22">0</text:span><text:span text:style-name="T9"> damage.</text:span></text:p>
      <text:h text:style-name="P70" text:outline-level="3"><text:span text:style-name="T37">I</text:span>njury and Healing</text:h>
      <text:p text:style-name="P16">There are <text:span text:style-name="T73">four</text:span> degrees of injury:</text:p>
      <text:p text:style-name="P17"><text:span text:style-name="T35">Bruised</text:span>, <text:span text:style-name="T29">HP 6 or higher<text:line-break/>Heals all damage from one good nights sleep. </text:span></text:p>
      <text:p text:style-name="P17"><text:span text:style-name="T35">Wounded</text:span>, <text:span text:style-name="T29">HP 5 or lower<text:line-break/>Heals 1 HP per week of rest. Needs medical attention. A wounded person have Disadvantage on Acrobatics, Athletics, Fight and Stealth Skill Tests until healed.</text:span></text:p>
      <text:p text:style-name="P29"><text:span text:style-name="T56">Severely </text:span><text:span text:style-name="T55">Wounded</text:span><text:span text:style-name="T58">, <text:s/></text:span><text:span text:style-name="T59">HP </text:span><text:span text:style-name="T60">0-1</text:span><text:span text:style-name="T59"><text:line-break/>Heals 1 HP per month of rest. Needs surgery and medical attention. This kind of damage may mark a character for good. It could be a severed arm or some such severe damage. A Severely Damaged character have Disadvantage on all Skill Tests </text:span><text:span text:style-name="T61">until healed</text:span><text:span text:style-name="T59">.</text:span></text:p>
      <text:p text:style-name="P30"><text:span text:style-name="T59">D</text:span><text:span text:style-name="T57">eath, </text:span><text:span text:style-name="T63">HP </text:span><text:span text:style-name="T62">less than 0<text:line-break/>The character is dead. </text:span></text:p>
      <text:h text:style-name="Heading_20_1" text:outline-level="1">SKILL DESCRIPTIONS</text:h>
      <text:h text:style-name="P80" text:outline-level="4">Acrobatics</text:h>
      <text:p text:style-name="P5"><text:span text:style-name="T46">Dodging, climbing a wall or jumping between rooftops.</text:span><text:tab/></text:p>
      <text:h text:style-name="P80" text:outline-level="4"><text:line-break/>Athletic<text:span text:style-name="T46">s</text:span></text:h>
      <text:p text:style-name="P35">Lifting heavy things. Breaking down doors. </text:p>
      <text:h text:style-name="P80" text:outline-level="4">Bluff<text:tab/></text:h>
      <text:p text:style-name="P38"><text:span text:style-name="T46">Pulling a fast one. Pretending to be someone that you’re not.</text:span><text:tab/></text:p>
      <text:h text:style-name="P81" text:outline-level="4">Charm<text:tab/></text:h>
      <text:p text:style-name="P6">Talk your way past the receptionist. Convince someone to give you a ride.</text:p>
      <text:p text:style-name="P6"/>
      <text:h text:style-name="P81" text:outline-level="4">Craft</text:h>
      <text:p text:style-name="P32">It should be determined at character creation what kind of craft the character knows. This could be carpentry, <text:span text:style-name="T47">masonry, car repairs - </text:span>anything that makes sense. </text:p>
      <text:h text:style-name="P81" text:outline-level="4">Fight</text:h>
      <text:p text:style-name="P34">All types of fighting in close combat. </text:p>
      <text:h text:style-name="P81" text:outline-level="4">History</text:h>
      <text:p text:style-name="P32"><text:span text:style-name="T47">Knowledge about what king killed who when or who originally built the lost temple.</text:span> <text:span text:style-name="T49">You might be able to read some dead language.</text:span></text:p>
      <text:h text:style-name="P81" text:outline-level="4">Intimidate<text:tab/></text:h>
      <text:p text:style-name="P36">Make people see things your way.</text:p>
      <text:h text:style-name="Heading_20_4" text:outline-level="4"><text:span text:style-name="T64">Magic</text:span> </text:h>
      <text:p text:style-name="P67">The skill used to cast magic spells as <text:span text:style-name="T65">detailed</text:span> in the section about magic. </text:p>
      <text:h text:style-name="P83" text:outline-level="4"><text:line-break/>Medicine</text:h>
      <text:p text:style-name="P39">Identify cause of death. Give medical care. Know chemical substance. </text:p>
      <text:h text:style-name="P81" text:outline-level="4"><text:soft-page-break/>Navigation</text:h>
      <text:p text:style-name="P39">You know how to read a sea chart and <text:span text:style-name="T50">may know direction</text:span> from looking at the stars.</text:p>
      <text:h text:style-name="Heading_20_4" text:outline-level="4">Perception</text:h>
      <text:p text:style-name="P7">Notice something hidden. Sense that someone is spying on you from across the street. Gain initiative in combat. </text:p>
      <text:p text:style-name="P5"/>
      <text:h text:style-name="P81" text:outline-level="4">Perform</text:h>
      <text:p text:style-name="P33">It should be determined at character creation what kind of <text:span text:style-name="T48">art</text:span> the character knows. <text:span text:style-name="T48">Singing, dancing, acting, painting – anything artistic.</text:span></text:p>
      <text:h text:style-name="Heading_20_4" text:outline-level="4">Ranged</text:h>
      <text:p text:style-name="P61">All kinds off attacks with ranged weapons.</text:p>
      <text:h text:style-name="Heading_20_4" text:outline-level="4">Religion</text:h>
      <text:p text:style-name="P24">Knowledge about theology and religions. You may recognize the weird symbols painted on a murder victims walls <text:span text:style-name="T51">or what ancient demon god was worshiped in the area a millennia ago.</text:span></text:p>
      <text:h text:style-name="P81" text:outline-level="4">Stealth<text:tab/></text:h>
      <text:p text:style-name="P6">Sn<text:span text:style-name="T51">e</text:span>aking and hiding. </text:p>
      <text:p text:style-name="P6"/>
      <text:h text:style-name="P81" text:outline-level="4">Survival</text:h>
      <text:p text:style-name="P24">You know how to find shelter in a storm, track animals and find eatable berries in the wild. </text:p>
      <text:h text:style-name="P81" text:outline-level="4">Thievery</text:h>
      <text:p text:style-name="P24">Pick a lock, <text:span text:style-name="T51">pick a pocket,</text:span> <text:span text:style-name="T51">hot-wire</text:span> a car, know a shady person that sell illegal weapons. </text:p>
      <text:h text:style-name="P81" text:outline-level="4">Trade</text:h>
      <text:p text:style-name="P24">Knowledge about economy and trading. Check a ledger for strange posts. Haggle at the market. Appraise a piece of jewelry. <text:s/></text:p>
      <text:h text:style-name="Heading_20_1" text:outline-level="1">MAGIC</text:h>
      <text:h text:style-name="Heading_20_4" text:outline-level="4">Casting a spell</text:h>
      <text:p text:style-name="P37">To cast a spell do a Magic Skill Test modified by the <text:span text:style-name="T78">difficulty</text:span> of the spell. <text:span text:style-name="T79">Spells are divided in 3 tiers where Tier 1 grants a temporary +5 to the Magic Skill and Tier 3 -5, just like Easy, Normal and Hard difficulties affect normal Skill <text:s/>Tests. </text:span></text:p>
      <text:p text:style-name="P62"><text:span text:style-name="T18">Example<text:line-break/></text:span><text:span text:style-name="T19">Theodore</text:span><text:span text:style-name="T18"> is trying to cast the spell Fire Bolt onto a harpy. His skill in Magic is 13, the </text:span><text:span text:style-name="T23">difficulty</text:span><text:span text:style-name="T18"> of the spell is </text:span><text:span text:style-name="T23">Hard</text:span><text:span text:style-name="T18"> so he has to roll under </text:span><text:span text:style-name="T23">8</text:span><text:span text:style-name="T18"> (13-</text:span><text:span text:style-name="T23">5</text:span><text:span text:style-name="T18">) to succeed. </text:span></text:p>
      <table:table table:name="Tabell5" table:style-name="Tabell5">
        <table:table-column table:style-name="Tabell5.A" table:number-columns-repeated="3"/>
        <table:table-row>
          <table:table-cell table:style-name="Tabell5.A1" office:value-type="string">
            <text:p text:style-name="P89"/>
          </table:table-cell>
          <table:table-cell table:style-name="Tabell5.A1" office:value-type="string">
            <text:p text:style-name="P90">Skill</text:p>
          </table:table-cell>
          <table:table-cell table:style-name="Tabell5.C1" office:value-type="string">
            <text:p text:style-name="P90">Corruption</text:p>
          </table:table-cell>
        </table:table-row>
        <table:table-row>
          <table:table-cell table:style-name="Tabell5.A2" office:value-type="string">
            <text:p text:style-name="P91">Tier 1</text:p>
          </table:table-cell>
          <table:table-cell table:style-name="Tabell5.A2" office:value-type="string">
            <text:p text:style-name="P86">+5</text:p>
          </table:table-cell>
          <table:table-cell table:style-name="Tabell5.C2" office:value-type="string">
            <text:p text:style-name="P88">1 or 1D6</text:p>
          </table:table-cell>
        </table:table-row>
        <table:table-row>
          <table:table-cell table:style-name="Tabell5.A2" office:value-type="string">
            <text:p text:style-name="P91">Tier 2</text:p>
          </table:table-cell>
          <table:table-cell table:style-name="Tabell5.A2" office:value-type="string">
            <text:p text:style-name="P87">±<text:span text:style-name="T78">0</text:span></text:p>
          </table:table-cell>
          <table:table-cell table:style-name="Tabell5.C2" office:value-type="string">
            <text:p text:style-name="P88">2 or 2D6</text:p>
          </table:table-cell>
        </table:table-row>
        <table:table-row>
          <table:table-cell table:style-name="Tabell5.A2" office:value-type="string">
            <text:p text:style-name="P91">Tier 3</text:p>
          </table:table-cell>
          <table:table-cell table:style-name="Tabell5.A2" office:value-type="string">
            <text:p text:style-name="Table_20_Contents">-<text:span text:style-name="T78">5</text:span></text:p>
          </table:table-cell>
          <table:table-cell table:style-name="Tabell5.C2" office:value-type="string">
            <text:p text:style-name="P88">3 or 3D6</text:p>
          </table:table-cell>
        </table:table-row>
      </table:table>
      <text:p text:style-name="P62"><text:span text:style-name="T18"/></text:p>
      <text:h text:style-name="P82" text:outline-level="4">Corruption</text:h>
      <text:p text:style-name="P63">Magic is unnatural and whom ever is using it draws Corruption onto herself. <text:s/>The more powerful the spell the more Corruption. A character can only take <text:span text:style-name="T78">C</text:span>orruption equal to her <text:span text:style-name="T76">skill in Magic</text:span>, then her mind is lost <text:span text:style-name="T74">and the character is as good as dead.</text:span></text:p>
      <text:p text:style-name="P64">When a spell is cast and the Magic Skill Test is successful the character takes a fixed amount of Corruption according to the spells difficulty. If the spell fails the character takes xD6 corruption instead. </text:p>
      <text:p text:style-name="P66"><text:span text:style-name="T18">Example<text:line-break/></text:span><text:span text:style-name="T19">The Fire Bolt Spell </text:span><text:span text:style-name="T24">is </text:span><text:span text:style-name="T25">Tier 3</text:span><text:span text:style-name="T19">. This means that if Theodore rolls a successful Magic Skill test </text:span><text:span text:style-name="T25">when casting it</text:span><text:span text:style-name="T19"> he gains </text:span><text:span text:style-name="T25">3</text:span><text:span text:style-name="T19"> Corruption and the spell is cast. If he fails he instead gains </text:span><text:span text:style-name="T25">3</text:span><text:span text:style-name="T19">D6 Corruption and the spell is lost. </text:span></text:p>
      <text:h text:style-name="P82" text:outline-level="4"><text:soft-page-break/>R<text:span text:style-name="T78">emoving Corruption</text:span></text:h>
      <text:p text:style-name="P65"><text:span text:style-name="T74">6 hours continual sleep combined with 1 hours meditation removes all Corruption.</text:span></text:p>
      <text:h text:style-name="Heading_20_4" text:outline-level="4">Magic and iron</text:h>
      <text:p text:style-name="P68"><text:span text:style-name="T80">Somehow being encapsulated in metal disrupts a casters ability to control Arcana, this means that it’s impossible to cast spells while wearing metal armor. Holding a metal object, like a sword, does not however hinder cast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rial1" svg:font-family="Arial" style:font-family-generic="swiss"/>
    <style:font-face style:name="Liberation Serif1" svg:font-family="'Liberation Serif'" style:font-pitch="variable"/>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8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fo:font-family="'Linux Libertine'" style:font-pitch="variable" fo:language="en" fo:country="US" officeooo:rsid="0008f01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Capitals" fo:font-family="'Linux Libertine Capitals'" style:font-pitch="variable" fo:font-size="130%" fo:language="en" fo:country="US"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nux Libertine Capitals" fo:font-family="'Linux Libertine Capitals'" style:font-pitch="variable" fo:font-size="12pt" fo:font-style="normal" fo:font-weight="bold" officeooo:rsid="002cc0ac" style:font-size-asian="12pt" style:font-style-asian="normal" style:font-weight-asian="bold" style:font-size-complex="12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nux Libertine Capitals" fo:font-family="'Linux Libertine Capitals'" style:font-pitch="variable" fo:font-size="101%" fo:language="en" fo:country="US"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loext:graphic-properties draw:fill="none" draw:fill-color="#ffffff"/>
    </style:style>
    <style:style style:name="MT1" style:family="text">
      <style:text-properties fo:color="#808080" style:font-name="Linux Libertine" fo:font-size="9pt" style:font-size-asian="9pt" style:font-size-complex="9pt"/>
    </style:style>
    <style:style style:name="Mgr1"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text:anchor-type="paragraph" draw:z-index="7" draw:name="Form2" draw:style-name="Mgr1" draw:text-style-name="MP2" svg:width="6.615cm" svg:height="1.213cm" svg:x="0.09cm" svg:y="0.074cm"><draw:text-box><text:p><text:span text:style-name="MT1">Jon Aspeheim 2018</text:span></text:p><text:p><text:span text:style-name="MT1">CC BY 4.0</text:span></text:p><text:p/></draw:text-box></draw:frame><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1:21:38.460000000</meta:creation-date>
    <dc:date>2018-03-05T23:02:39.736000000</dc:date>
    <meta:editing-duration>PT9H9M59S</meta:editing-duration>
    <meta:editing-cycles>127</meta:editing-cycles>
    <meta:generator>LibreOffice/5.1.4.2$Windows_x86 LibreOffice_project/f99d75f39f1c57ebdd7ffc5f42867c12031db97a</meta:generator>
    <meta:document-statistic meta:table-count="5" meta:image-count="0" meta:object-count="0" meta:page-count="7" meta:paragraph-count="224" meta:word-count="2011" meta:character-count="11246" meta:non-whitespace-character-count="9404"/>
  </office:meta>
</office:document-meta>
</file>